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20.2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mo" fo:font-weight="bold" style:font-name-asian="Noto Sans CJK SC" style:font-weight-asian="bold" style:font-name-complex="DejaVu Sans Condensed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table:number-columns-spanned="3" table:number-rows-spanned="1">
            <text:p>Formal_Upright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1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https://i.pinimg.com/originals/07/b8/aa/07b8aa013df84bae3182768a75bfa1e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https://i.pinimg.com/originals/c8/1d/c9/c81dc920ec7ff295944c4abd74aaad4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https://i.pinimg.com/originals/d4/e6/8d/d4e68d11a9a201d20496bd97338447a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https://i.pinimg.com/originals/bb/d4/9a/bbd49abf9ef49aa25d90043ec2438e9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https://i.pinimg.com/originals/25/f2/37/25f237f245f96a8d2c20f14ace3a6b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https://i.pinimg.com/originals/d6/12/1a/d6121acb9b3c5ddf99a88fbbe90916f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https://i.pinimg.com/originals/8e/34/dd/8e34dd128f7c61fddeae49d6196d674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https://i.pinimg.com/originals/26/c6/2f/26c62f1d28b522c1da58345e67df798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https://i.pinimg.com/originals/db/12/0a/db120a1aea0865bce32fb161866981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https://i.pinimg.com/originals/64/9b/ea/649bea02a530bb77f970ed71759b9e3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https://i.pinimg.com/originals/50/4b/ce/504bce590648a96b6c6246f0b55afcf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https://i.pinimg.com/originals/00/62/00/006200ade05410f3d9fbc2e0a99219f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https://i.pinimg.com/originals/8c/87/4a/8c874ad0df883585e4325cdcd9ecb7b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13">
            <text:p>13</text:p>
          </table:table-cell>
          <table:table-cell table:style-name="ce5" office:value-type="string">
            <text:p>https://i.pinimg.com/originals/5c/6b/19/5c6b19e6af288d4dd1fe93534eecce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14">
            <text:p>14</text:p>
          </table:table-cell>
          <table:table-cell table:style-name="ce5" office:value-type="string">
            <text:p>https://i.pinimg.com/originals/a9/57/47/a95747ac81eeee335e964ed0480043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https://i.pinimg.com/originals/02/3c/a9/023ca9e12dce90f538bd9d87ee611b1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16">
            <text:p>16</text:p>
          </table:table-cell>
          <table:table-cell table:style-name="ce5" office:value-type="string">
            <text:p>https://i.pinimg.com/originals/ba/c6/ff/bac6ffe39608416a5631a26713d07b1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17">
            <text:p>17</text:p>
          </table:table-cell>
          <table:table-cell table:style-name="ce5" office:value-type="string">
            <text:p>https://i.pinimg.com/originals/f7/25/ec/f725ec74ef1f8e645fcf6ccf7229796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18">
            <text:p>18</text:p>
          </table:table-cell>
          <table:table-cell table:style-name="ce5" office:value-type="string">
            <text:p>https://i.pinimg.com/originals/0c/93/b6/0c93b60db584f7c7e474ae31891a19a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19">
            <text:p>19</text:p>
          </table:table-cell>
          <table:table-cell table:style-name="ce5" office:value-type="string">
            <text:p>https://i.pinimg.com/originals/0c/60/d0/0c60d0c4b49f6078da23a2941064754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https://i.pinimg.com/originals/21/00/ef/2100ef0a460f25ffc598e9fe57e8da6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21">
            <text:p>21</text:p>
          </table:table-cell>
          <table:table-cell table:style-name="ce5" office:value-type="string">
            <text:p>https://i.pinimg.com/originals/74/98/49/74984990412ac8307fb594e3efa2ff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22">
            <text:p>22</text:p>
          </table:table-cell>
          <table:table-cell table:style-name="ce5" office:value-type="string">
            <text:p>https://i.pinimg.com/originals/af/54/8a/af548a4018322c7f6d39b8b8c6d681d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23">
            <text:p>23</text:p>
          </table:table-cell>
          <table:table-cell table:style-name="ce5" office:value-type="string">
            <text:p>https://i.pinimg.com/originals/f5/a5/d4/f5a5d4d8f9b4fb3497786035578b339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24">
            <text:p>24</text:p>
          </table:table-cell>
          <table:table-cell table:style-name="ce5" office:value-type="string">
            <text:p>https://i.pinimg.com/originals/e2/d9/79/e2d979d25862ed6bc5642544111f45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25">
            <text:p>25</text:p>
          </table:table-cell>
          <table:table-cell table:style-name="ce5" office:value-type="string">
            <text:p>https://i.pinimg.com/originals/e5/24/31/e52431c10b07d053cafd9cfe4584ff5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26">
            <text:p>26</text:p>
          </table:table-cell>
          <table:table-cell table:style-name="ce5" office:value-type="string">
            <text:p>https://i.pinimg.com/originals/f3/c8/b1/f3c8b10ba2dfa886de80328ef4877eb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27">
            <text:p>27</text:p>
          </table:table-cell>
          <table:table-cell table:style-name="ce5" office:value-type="string">
            <text:p>https://i.pinimg.com/originals/5e/49/61/5e4961ec430c9acdb46727202320d4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https://i.pinimg.com/originals/38/c1/98/38c1987f834bfb0924cbb5184730641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29">
            <text:p>29</text:p>
          </table:table-cell>
          <table:table-cell table:style-name="ce5" office:value-type="string">
            <text:p>https://i.pinimg.com/originals/ad/b4/19/adb419532661a138e036c6eec896cae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30">
            <text:p>30</text:p>
          </table:table-cell>
          <table:table-cell table:style-name="ce5" office:value-type="string">
            <text:p>https://i.pinimg.com/originals/03/03/4a/03034ad24e00cfe587d7f6376779520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31">
            <text:p>31</text:p>
          </table:table-cell>
          <table:table-cell table:style-name="ce5" office:value-type="string">
            <text:p>https://i.pinimg.com/originals/d8/04/a1/d804a193fb10eb8cdf8bd471ed3defb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32">
            <text:p>32</text:p>
          </table:table-cell>
          <table:table-cell table:style-name="ce5" office:value-type="string">
            <text:p>https://i.pinimg.com/originals/62/40/b2/6240b2d66283bc5688af6f36051789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33">
            <text:p>33</text:p>
          </table:table-cell>
          <table:table-cell table:style-name="ce5" office:value-type="string">
            <text:p>https://i.pinimg.com/originals/15/c5/ed/15c5ede35bf43e354e933d6f303f10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34">
            <text:p>34</text:p>
          </table:table-cell>
          <table:table-cell table:style-name="ce5" office:value-type="string">
            <text:p>https://i.pinimg.com/originals/55/eb/b8/55ebb878383f43775b6e87163ee705d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35">
            <text:p>35</text:p>
          </table:table-cell>
          <table:table-cell table:style-name="ce5" office:value-type="string">
            <text:p>https://i.pinimg.com/originals/12/68/f7/1268f7ca7d2ce0a73d543e150daeda0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36">
            <text:p>36</text:p>
          </table:table-cell>
          <table:table-cell table:style-name="ce5" office:value-type="string">
            <text:p>https://i.pinimg.com/originals/f3/da/6a/f3da6a028ef065b80d620db611dfbe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37">
            <text:p>37</text:p>
          </table:table-cell>
          <table:table-cell table:style-name="ce5" office:value-type="string">
            <text:p>https://i.pinimg.com/originals/f9/fc/04/f9fc04b3329ac9b450d5857fd4b541a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38">
            <text:p>38</text:p>
          </table:table-cell>
          <table:table-cell table:style-name="ce5" office:value-type="string">
            <text:p>https://i.pinimg.com/originals/f6/1c/12/f61c122bed259e1fe8bfd37c12ea9d9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39">
            <text:p>39</text:p>
          </table:table-cell>
          <table:table-cell table:style-name="ce5" office:value-type="string">
            <text:p>https://i.pinimg.com/originals/f7/58/6f/f7586fec632a01193314ad6c13fc1d7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40">
            <text:p>40</text:p>
          </table:table-cell>
          <table:table-cell table:style-name="ce5" office:value-type="string">
            <text:p>https://i.pinimg.com/originals/fd/61/0e/fd610e4cb509c8cc7d0a06cb83d0730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41">
            <text:p>41</text:p>
          </table:table-cell>
          <table:table-cell table:style-name="ce5" office:value-type="string">
            <text:p>https://i.pinimg.com/originals/fe/03/9e/fe039ec31d050d871f95ba8daa8a050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42">
            <text:p>42</text:p>
          </table:table-cell>
          <table:table-cell table:style-name="ce5" office:value-type="string">
            <text:p>https://i.pinimg.com/originals/ff/86/52/ff86520ab0837a7c884f706d75bdcb7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43">
            <text:p>43</text:p>
          </table:table-cell>
          <table:table-cell table:style-name="ce5" office:value-type="string">
            <text:p>https://i.pinimg.com/originals/ff/ed/8e/ffed8e101bb5d20727b58e6bef01906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44">
            <text:p>44</text:p>
          </table:table-cell>
          <table:table-cell table:style-name="ce5" office:value-type="string">
            <text:p>https://i.pinimg.com/originals/0b/09/b8/0b09b836a5d1c35a9dd46fcddcb6b1f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45">
            <text:p>45</text:p>
          </table:table-cell>
          <table:table-cell table:style-name="ce5" office:value-type="string">
            <text:p>https://i.pinimg.com/originals/0d/56/c7/0d56c7876f164545f482d7d67add5a1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46">
            <text:p>46</text:p>
          </table:table-cell>
          <table:table-cell table:style-name="ce5" office:value-type="string">
            <text:p>https://i.pinimg.com/originals/0d/70/99/0d70997f85a54f9f89903d4bfa7b0c4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47">
            <text:p>47</text:p>
          </table:table-cell>
          <table:table-cell table:style-name="ce5" office:value-type="string">
            <text:p>https://i.pinimg.com/originals/0e/0e/5b/0e0e5bece851538e7ba5fb1047e90f9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48">
            <text:p>48</text:p>
          </table:table-cell>
          <table:table-cell table:style-name="ce5" office:value-type="string">
            <text:p>https://i.pinimg.com/originals/0e/c8/78/0ec87850fa727b7ceb426c5bb8f78d7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49">
            <text:p>49</text:p>
          </table:table-cell>
          <table:table-cell table:style-name="ce5" office:value-type="string">
            <text:p>https://i.pinimg.com/originals/0f/55/53/0f555309bdd6789c8c38bd58194f987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50">
            <text:p>50</text:p>
          </table:table-cell>
          <table:table-cell table:style-name="ce5" office:value-type="string">
            <text:p>https://i.pinimg.com/originals/06/da/5f/06da5f75e2307f3451337d5f1371a9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51">
            <text:p>51</text:p>
          </table:table-cell>
          <table:table-cell table:style-name="ce5" office:value-type="string">
            <text:p>https://i.pinimg.com/originals/43/5b/32/435b324df12a4a3d00fe005080d9a0f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52">
            <text:p>52</text:p>
          </table:table-cell>
          <table:table-cell table:style-name="ce5" office:value-type="string">
            <text:p>https://i.pinimg.com/originals/1d/4c/32/1d4c32f93e6b80ada0d590bbba8cf18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53">
            <text:p>53</text:p>
          </table:table-cell>
          <table:table-cell table:style-name="ce5" office:value-type="string">
            <text:p>https://i.pinimg.com/originals/1e/bd/51/1ebd51d65df1fef4789caf3e1d631dc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54">
            <text:p>54</text:p>
          </table:table-cell>
          <table:table-cell table:style-name="ce5" office:value-type="string">
            <text:p>https://i.pinimg.com/originals/02/d2/f7/02d2f76bd4c38baa6d8d53e30ab5484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55">
            <text:p>55</text:p>
          </table:table-cell>
          <table:table-cell table:style-name="ce5" office:value-type="string">
            <text:p>https://i.pinimg.com/originals/2d/cd/f3/2dcdf34ddc25f67d9bfe60ba787fc8f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56">
            <text:p>56</text:p>
          </table:table-cell>
          <table:table-cell table:style-name="ce5" office:value-type="string">
            <text:p>https://i.pinimg.com/originals/2e/8d/d3/2e8dd37d3a488bb2085a9d02de3b1d9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57">
            <text:p>57</text:p>
          </table:table-cell>
          <table:table-cell table:style-name="ce5" office:value-type="string">
            <text:p>https://i.pinimg.com/originals/3a/90/97/3a9097c927458d50e9782429eaf0b43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https://i.pinimg.com/originals/3a/29/10/3a291072f65bb6e5622ca712e489bce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59">
            <text:p>59</text:p>
          </table:table-cell>
          <table:table-cell table:style-name="ce5" office:value-type="string">
            <text:p>https://i.pinimg.com/originals/3a/86/84/3a868458dd78a20f5da634a6679ccb0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60">
            <text:p>60</text:p>
          </table:table-cell>
          <table:table-cell table:style-name="ce5" office:value-type="string">
            <text:p>https://i.pinimg.com/originals/3b/6e/8a/3b6e8a0712157eaa1c582113cdc8a7b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61">
            <text:p>61</text:p>
          </table:table-cell>
          <table:table-cell table:style-name="ce5" office:value-type="string">
            <text:p>https://i.pinimg.com/originals/3b/97/79/3b97799750e6d8d4415b724264e2137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62">
            <text:p>62</text:p>
          </table:table-cell>
          <table:table-cell table:style-name="ce5" office:value-type="string">
            <text:p>https://i.pinimg.com/originals/3d/60/c8/3d60c89973d7afa181c5d6c0491a54c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63">
            <text:p>63</text:p>
          </table:table-cell>
          <table:table-cell table:style-name="ce5" office:value-type="string">
            <text:p>https://i.pinimg.com/originals/3d/96/e4/3d96e4a32c1f417141ebf8c17fa1e8d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64">
            <text:p>64</text:p>
          </table:table-cell>
          <table:table-cell table:style-name="ce5" office:value-type="string">
            <text:p>https://i.pinimg.com/originals/3f/24/85/3f2485b496f64b325cd5117a67c9709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65">
            <text:p>65</text:p>
          </table:table-cell>
          <table:table-cell table:style-name="ce5" office:value-type="string">
            <text:p>https://i.pinimg.com/originals/4c/3b/02/4c3b02a18a3ab09d0aa5c7d365b54cc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66">
            <text:p>66</text:p>
          </table:table-cell>
          <table:table-cell table:style-name="ce5" office:value-type="string">
            <text:p>https://i.pinimg.com/originals/41/0f/c4/410fc4f221a70b1a47553e6f271ca9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67">
            <text:p>67</text:p>
          </table:table-cell>
          <table:table-cell table:style-name="ce5" office:value-type="string">
            <text:p>https://i.pinimg.com/originals/8c/32/cd/8c32cd8dd088abb70e0dfd161fd8fe9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68">
            <text:p>68</text:p>
          </table:table-cell>
          <table:table-cell table:style-name="ce5" office:value-type="string">
            <text:p>https://i.pinimg.com/originals/cd/35/62/cd3562f450dc2ab2de9a57368279e8b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69">
            <text:p>69</text:p>
          </table:table-cell>
          <table:table-cell table:style-name="ce5" office:value-type="string">
            <text:p>https://i.pinimg.com/originals/9a/b1/f4/9ab1f4b7bb3278ee6bd2662c992b0ec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70">
            <text:p>70</text:p>
          </table:table-cell>
          <table:table-cell table:style-name="ce5" office:value-type="string">
            <text:p>https://i.pinimg.com/originals/02/26/f1/0226f19a7332ce1ed5546984f1405b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71">
            <text:p>71</text:p>
          </table:table-cell>
          <table:table-cell table:style-name="ce5" office:value-type="string">
            <text:p>https://i.pinimg.com/originals/12/ec/be/12ecbe4b6e733043e050d42b614006d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72">
            <text:p>72</text:p>
          </table:table-cell>
          <table:table-cell table:style-name="ce5" office:value-type="string">
            <text:p>https://i.pinimg.com/originals/54/c8/05/54c8051d75913ebd4442bcfbfae8a2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73">
            <text:p>73</text:p>
          </table:table-cell>
          <table:table-cell table:style-name="ce5" office:value-type="string">
            <text:p>https://i.pinimg.com/originals/61/ec/27/61ec27efef136f662cc2d81b7979eb8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74">
            <text:p>74</text:p>
          </table:table-cell>
          <table:table-cell table:style-name="ce5" office:value-type="string">
            <text:p>https://i.pinimg.com/originals/84/c2/ba/84c2ba4fbe1d574ce1a6dd0bc66b800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75">
            <text:p>75</text:p>
          </table:table-cell>
          <table:table-cell table:style-name="ce5" office:value-type="string">
            <text:p>https://i.pinimg.com/originals/91/b7/61/91b7610f358493cb0a1e770e4d131b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76">
            <text:p>76</text:p>
          </table:table-cell>
          <table:table-cell table:style-name="ce5" office:value-type="string">
            <text:p>https://i.pinimg.com/originals/4e/49/f9/4e49f9f59f6d2fb58eaa11400b52fac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77">
            <text:p>77</text:p>
          </table:table-cell>
          <table:table-cell table:style-name="ce5" office:value-type="string">
            <text:p>https://i.pinimg.com/originals/38/3e/de/383edef08afd45460fe9706dccaced2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78">
            <text:p>78</text:p>
          </table:table-cell>
          <table:table-cell table:style-name="ce5" office:value-type="string">
            <text:p>https://i.pinimg.com/originals/69/4f/67/694f6763d5908abc74ec90232aba9d3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79">
            <text:p>79</text:p>
          </table:table-cell>
          <table:table-cell table:style-name="ce5" office:value-type="string">
            <text:p>https://i.pinimg.com/originals/91/4d/23/914d234c145e2d148cc5ffa040b258a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80">
            <text:p>80</text:p>
          </table:table-cell>
          <table:table-cell table:style-name="ce5" office:value-type="string">
            <text:p>https://i.pinimg.com/originals/99/8b/0a/998b0ab9feffc5927790cc7e51a0edd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81">
            <text:p>81</text:p>
          </table:table-cell>
          <table:table-cell table:style-name="ce5" office:value-type="string">
            <text:p>https://i.pinimg.com/originals/34/52/f3/3452f364445545294148a0dfe62738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82">
            <text:p>82</text:p>
          </table:table-cell>
          <table:table-cell table:style-name="ce5" office:value-type="string">
            <text:p>https://i.pinimg.com/originals/52/01/de/5201de8889638858887768a06f6d4bb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83">
            <text:p>83</text:p>
          </table:table-cell>
          <table:table-cell table:style-name="ce5" office:value-type="string">
            <text:p>https://i.pinimg.com/originals/53/66/f2/5366f202b169a559c35449cc0f11c3f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84">
            <text:p>84</text:p>
          </table:table-cell>
          <table:table-cell table:style-name="ce5" office:value-type="string">
            <text:p>https://i.pinimg.com/originals/13/41/2c/13412c880eeb4ce6862a213ca689200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85">
            <text:p>85</text:p>
          </table:table-cell>
          <table:table-cell table:style-name="ce5" office:value-type="string">
            <text:p>https://i.pinimg.com/originals/94/61/2b/94612b16ea3d843edce9717f46a476e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86">
            <text:p>86</text:p>
          </table:table-cell>
          <table:table-cell table:style-name="ce5" office:value-type="string">
            <text:p>https://i.pinimg.com/originals/18/61/38/1861382ad53ea972271b0b9ebd8715c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87">
            <text:p>87</text:p>
          </table:table-cell>
          <table:table-cell table:style-name="ce5" office:value-type="string">
            <text:p>https://i.pinimg.com/originals/82/32/46/8232467a6aea8469b3bcdc0a6682f7a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88">
            <text:p>88</text:p>
          </table:table-cell>
          <table:table-cell table:style-name="ce5" office:value-type="string">
            <text:p>https://i.pinimg.com/originals/a1/7f/17/a17f17c3329bcc4f833be93d4c60da5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89">
            <text:p>89</text:p>
          </table:table-cell>
          <table:table-cell table:style-name="ce5" office:value-type="string">
            <text:p>https://i.pinimg.com/originals/a0/87/a8/a087a8e61676245acc56d8544fc22e4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90">
            <text:p>90</text:p>
          </table:table-cell>
          <table:table-cell table:style-name="ce5" office:value-type="string">
            <text:p>https://i.pinimg.com/originals/09/3d/1c/093d1cfb51f104927aec5314524f5b1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91">
            <text:p>91</text:p>
          </table:table-cell>
          <table:table-cell table:style-name="ce5" office:value-type="string">
            <text:p>https://i.pinimg.com/originals/bd/86/e1/bd86e1e8e4b71a68f578d73094de699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92">
            <text:p>92</text:p>
          </table:table-cell>
          <table:table-cell table:style-name="ce5" office:value-type="string">
            <text:p>https://i.pinimg.com/originals/be/81/c6/be81c6792e49109f8438980a7501c85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93">
            <text:p>93</text:p>
          </table:table-cell>
          <table:table-cell table:style-name="ce5" office:value-type="string">
            <text:p>https://i.pinimg.com/originals/c4/f2/77/c4f277900d2e9a7b61c30e4102d6939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94">
            <text:p>94</text:p>
          </table:table-cell>
          <table:table-cell table:style-name="ce5" office:value-type="string">
            <text:p>https://i.pinimg.com/originals/c9/fd/26/c9fd26d7dcbb2b16188ee4f89ceeada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95">
            <text:p>95</text:p>
          </table:table-cell>
          <table:table-cell table:style-name="ce5" office:value-type="string">
            <text:p>https://i.pinimg.com/originals/e1/b5/20/e1b52026d3bcd08149efd0f60db8e2f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96">
            <text:p>96</text:p>
          </table:table-cell>
          <table:table-cell table:style-name="ce5" office:value-type="string">
            <text:p>https://i.pinimg.com/originals/e7/7d/37/e77d37fd46cb89e306bcaaa93b069b4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97">
            <text:p>97</text:p>
          </table:table-cell>
          <table:table-cell table:style-name="ce5" office:value-type="string">
            <text:p>https://i.pinimg.com/originals/e0/66/47/e06647dcf2f722a8cec7983fb409aee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98">
            <text:p>98</text:p>
          </table:table-cell>
          <table:table-cell table:style-name="ce5" office:value-type="string">
            <text:p>https://i.pinimg.com/originals/e6/68/92/e668923e535c396f034286458284676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99">
            <text:p>99</text:p>
          </table:table-cell>
          <table:table-cell table:style-name="ce5" office:value-type="string">
            <text:p>https://i.pinimg.com/originals/f1/b7/19/f1b7199f1a25be24a629db15b8e85030.jp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Wind_Swept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100">
            <text:p>100</text:p>
          </table:table-cell>
          <table:table-cell table:style-name="ce5" office:value-type="string">
            <text:p>https://i.pinimg.com/originals/36/14/b7/3614b764f6e4a3666e1077a8ebd4119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101">
            <text:p>101</text:p>
          </table:table-cell>
          <table:table-cell table:style-name="ce5" office:value-type="string">
            <text:p>https://i.pinimg.com/originals/67/cf/3f/67cf3fb1891c014ef8b866afa1d3ab3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102">
            <text:p>102</text:p>
          </table:table-cell>
          <table:table-cell table:style-name="ce5" office:value-type="string">
            <text:p>https://i.pinimg.com/originals/34/a2/ea/34a2ea5ce2209f6d402a2af48ff6c41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103">
            <text:p>103</text:p>
          </table:table-cell>
          <table:table-cell table:style-name="ce5" office:value-type="string">
            <text:p>https://i.pinimg.com/originals/ac/f9/41/acf9413e1e65650a745684a44a2b22b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104">
            <text:p>104</text:p>
          </table:table-cell>
          <table:table-cell table:style-name="ce5" office:value-type="string">
            <text:p>https://i.pinimg.com/originals/6f/40/14/6f4014b6595cdad99a8b8a0f4ec87c4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105">
            <text:p>105</text:p>
          </table:table-cell>
          <table:table-cell table:style-name="ce5" office:value-type="string">
            <text:p>https://i.pinimg.com/originals/2d/7d/ff/2d7dffe03c63d3c2a0d27bac0afd805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106">
            <text:p>106</text:p>
          </table:table-cell>
          <table:table-cell table:style-name="ce5" office:value-type="string">
            <text:p>https://i.pinimg.com/originals/f5/a0/3f/f5a03f0df7db3649109c69afc4a53d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107">
            <text:p>107</text:p>
          </table:table-cell>
          <table:table-cell table:style-name="ce5" office:value-type="string">
            <text:p>https://i.pinimg.com/originals/5f/38/60/5f38600762a1a0e8eba517d769ae06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108">
            <text:p>108</text:p>
          </table:table-cell>
          <table:table-cell table:style-name="ce5" office:value-type="string">
            <text:p>https://i.pinimg.com/originals/cd/68/58/cd68584d0d94324bc65a51a0acd9cc3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109">
            <text:p>109</text:p>
          </table:table-cell>
          <table:table-cell table:style-name="ce5" office:value-type="string">
            <text:p>https://i.pinimg.com/originals/1e/65/1b/1e651b8b29a0fa1922292cdabf942d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110">
            <text:p>110</text:p>
          </table:table-cell>
          <table:table-cell table:style-name="ce5" office:value-type="string">
            <text:p>https://i.pinimg.com/originals/8f/8a/dc/8f8adce4334885eb28509bf08f44fab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111">
            <text:p>111</text:p>
          </table:table-cell>
          <table:table-cell table:style-name="ce5" office:value-type="string">
            <text:p>https://i.pinimg.com/originals/32/bb/b9/32bbb9275ced4c316488dfda472621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112">
            <text:p>112</text:p>
          </table:table-cell>
          <table:table-cell table:style-name="ce5" office:value-type="string">
            <text:p>https://i.pinimg.com/originals/cd/92/a0/cd92a00f60f359f729e18938a69a1c7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113">
            <text:p>113</text:p>
          </table:table-cell>
          <table:table-cell table:style-name="ce5" office:value-type="string">
            <text:p>https://i.pinimg.com/originals/59/d0/9e/59d09e4885bd17683b083ae99f890c1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114">
            <text:p>114</text:p>
          </table:table-cell>
          <table:table-cell table:style-name="ce5" office:value-type="string">
            <text:p>https://i.pinimg.com/originals/2a/fa/80/2afa80f77dac88a231bf94af74e8d7d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115">
            <text:p>115</text:p>
          </table:table-cell>
          <table:table-cell table:style-name="ce5" office:value-type="string">
            <text:p>https://i.pinimg.com/originals/c0/32/e1/c032e12418e604abd28b40ec8f52053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116">
            <text:p>116</text:p>
          </table:table-cell>
          <table:table-cell table:style-name="ce5" office:value-type="string">
            <text:p>https://i.pinimg.com/originals/3a/ba/6f/3aba6fed9e5a51bae9de3f43cb38ec8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117">
            <text:p>117</text:p>
          </table:table-cell>
          <table:table-cell table:style-name="ce5" office:value-type="string">
            <text:p>https://i.pinimg.com/originals/f8/ff/8b/f8ff8b11726a36ad4e039ea49c5f223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118">
            <text:p>118</text:p>
          </table:table-cell>
          <table:table-cell table:style-name="ce5" office:value-type="string">
            <text:p>https://i.pinimg.com/originals/b5/18/d0/b518d0482694c04cc8b8759744ba940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119">
            <text:p>119</text:p>
          </table:table-cell>
          <table:table-cell table:style-name="ce5" office:value-type="string">
            <text:p>https://i.pinimg.com/originals/be/fe/5e/befe5ec9fd84c11792ec9990d548de9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120">
            <text:p>120</text:p>
          </table:table-cell>
          <table:table-cell table:style-name="ce5" office:value-type="string">
            <text:p>https://i.pinimg.com/originals/6b/ed/89/6bed8970005aa5e0359e982275a4f42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121">
            <text:p>121</text:p>
          </table:table-cell>
          <table:table-cell table:style-name="ce5" office:value-type="string">
            <text:p>https://i.pinimg.com/originals/0f/05/e7/0f05e7cdeb9ddf6c3ba842bdbec032d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122">
            <text:p>122</text:p>
          </table:table-cell>
          <table:table-cell table:style-name="ce5" office:value-type="string">
            <text:p>https://i.pinimg.com/originals/53/cf/31/53cf311dbe0dc71b3fcc6ed86aa3c3a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123">
            <text:p>123</text:p>
          </table:table-cell>
          <table:table-cell table:style-name="ce5" office:value-type="string">
            <text:p>https://i.pinimg.com/originals/21/14/c2/2114c23f80e7d9cdaac35ca33ff82ee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124">
            <text:p>124</text:p>
          </table:table-cell>
          <table:table-cell table:style-name="ce5" office:value-type="string">
            <text:p>https://i.pinimg.com/originals/4b/9c/ce/4b9cce2e681750a3cc0e66c899a62d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125">
            <text:p>125</text:p>
          </table:table-cell>
          <table:table-cell table:style-name="ce5" office:value-type="string">
            <text:p>https://i.pinimg.com/originals/c3/63/d6/c363d6f5130fde334c9a457102e0820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126">
            <text:p>126</text:p>
          </table:table-cell>
          <table:table-cell table:style-name="ce5" office:value-type="string">
            <text:p>https://i.pinimg.com/originals/38/15/89/3815891466501b4368e41f695ed999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127">
            <text:p>127</text:p>
          </table:table-cell>
          <table:table-cell table:style-name="ce5" office:value-type="string">
            <text:p>https://i.pinimg.com/originals/b1/33/c1/b133c1a83b0e74bef8974ec7274bc99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128">
            <text:p>128</text:p>
          </table:table-cell>
          <table:table-cell table:style-name="ce5" office:value-type="string">
            <text:p>https://i.pinimg.com/originals/86/70/c1/8670c180698926d003772a3052251d7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129">
            <text:p>129</text:p>
          </table:table-cell>
          <table:table-cell table:style-name="ce5" office:value-type="string">
            <text:p>https://i.pinimg.com/originals/07/fe/3b/07fe3be6b1a999518e2d2b8ff3ee90b4.p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130">
            <text:p>130</text:p>
          </table:table-cell>
          <table:table-cell table:style-name="ce5" office:value-type="string">
            <text:p>https://i.pinimg.com/originals/58/53/00/5853009d895791a22ff030d7fecdaa9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131">
            <text:p>131</text:p>
          </table:table-cell>
          <table:table-cell table:style-name="ce5" office:value-type="string">
            <text:p>https://i.pinimg.com/originals/c8/c1/14/c8c114f9d64c7e36cd4b2dd593f56c7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132">
            <text:p>132</text:p>
          </table:table-cell>
          <table:table-cell table:style-name="ce5" office:value-type="string">
            <text:p>https://i.pinimg.com/originals/49/6e/95/496e957c5db77a1dfe43c0f986c4e3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133">
            <text:p>133</text:p>
          </table:table-cell>
          <table:table-cell table:style-name="ce5" office:value-type="string">
            <text:p>https://i.pinimg.com/originals/c7/ae/71/c7ae718d3db6575d2c1d85bb239ee1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134">
            <text:p>134</text:p>
          </table:table-cell>
          <table:table-cell table:style-name="ce5" office:value-type="string">
            <text:p>https://i.pinimg.com/originals/cf/0e/a5/cf0ea59c70b7e77ad5a518fdf0042c5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135">
            <text:p>135</text:p>
          </table:table-cell>
          <table:table-cell table:style-name="ce5" office:value-type="string">
            <text:p>https://i.pinimg.com/originals/09/46/5e/09465e907f05d73792668f5e5478c4f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136">
            <text:p>136</text:p>
          </table:table-cell>
          <table:table-cell table:style-name="ce5" office:value-type="string">
            <text:p>https://i.pinimg.com/originals/99/a3/11/99a311f8fb99df3f63068c7f267d79c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137">
            <text:p>137</text:p>
          </table:table-cell>
          <table:table-cell table:style-name="ce5" office:value-type="string">
            <text:p>https://i.pinimg.com/originals/8b/ab/5b/8bab5b4e22472e902aba569fcf61574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138">
            <text:p>138</text:p>
          </table:table-cell>
          <table:table-cell table:style-name="ce5" office:value-type="string">
            <text:p>https://i.pinimg.com/originals/9b/34/f8/9b34f89b41b04e0f6d486021a79cb9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139">
            <text:p>139</text:p>
          </table:table-cell>
          <table:table-cell table:style-name="ce5" office:value-type="string">
            <text:p>https://i.pinimg.com/originals/14/54/e1/1454e1beb8c388b5c5629194c4ba577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140">
            <text:p>140</text:p>
          </table:table-cell>
          <table:table-cell table:style-name="ce5" office:value-type="string">
            <text:p>https://i.pinimg.com/originals/37/52/fb/3752fb0c17f81bb4fed284c9ca913d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141">
            <text:p>141</text:p>
          </table:table-cell>
          <table:table-cell table:style-name="ce5" office:value-type="string">
            <text:p>https://i.pinimg.com/originals/32/96/9f/32969fd995d6ef8a8d712d5641b093b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142">
            <text:p>142</text:p>
          </table:table-cell>
          <table:table-cell table:style-name="ce5" office:value-type="string">
            <text:p>https://i.pinimg.com/originals/0c/1e/2d/0c1e2de02ea94b5e8c7f222b4ea9b10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143">
            <text:p>143</text:p>
          </table:table-cell>
          <table:table-cell table:style-name="ce5" office:value-type="string">
            <text:p>https://i.pinimg.com/originals/b3/d0/a5/b3d0a5f9fb40dfc6020cc20ea5f3f61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144">
            <text:p>144</text:p>
          </table:table-cell>
          <table:table-cell table:style-name="ce5" office:value-type="string">
            <text:p>https://i.pinimg.com/originals/0f/ab/e4/0fabe4cce3f0efc8d6cfbe33fd01d3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145">
            <text:p>145</text:p>
          </table:table-cell>
          <table:table-cell table:style-name="ce5" office:value-type="string">
            <text:p>https://i.pinimg.com/originals/1c/9e/d1/1c9ed16fb80cf9f7778fc44fec954bf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146">
            <text:p>146</text:p>
          </table:table-cell>
          <table:table-cell table:style-name="ce5" office:value-type="string">
            <text:p>https://i.pinimg.com/originals/eb/a1/04/eba1043fb72059eb885f0599715cd1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147">
            <text:p>147</text:p>
          </table:table-cell>
          <table:table-cell table:style-name="ce5" office:value-type="string">
            <text:p>https://i.pinimg.com/originals/ad/f8/c5/adf8c5c69c1b8310b8aaf182b8caaaf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148">
            <text:p>148</text:p>
          </table:table-cell>
          <table:table-cell table:style-name="ce5" office:value-type="string">
            <text:p>https://i.pinimg.com/originals/2a/92/f4/2a92f48f2d9349efd0461678dd72e30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149">
            <text:p>149</text:p>
          </table:table-cell>
          <table:table-cell table:style-name="ce5" office:value-type="string">
            <text:p>https://i.pinimg.com/originals/2a/08/90/2a08907abc262d3b1a102e87fc7d0e4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150">
            <text:p>150</text:p>
          </table:table-cell>
          <table:table-cell table:style-name="ce5" office:value-type="string">
            <text:p>https://i.pinimg.com/originals/02/dc/21/02dc212f92549a56ff976e8fafe58bb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151">
            <text:p>151</text:p>
          </table:table-cell>
          <table:table-cell table:style-name="ce5" office:value-type="string">
            <text:p>https://i.pinimg.com/originals/f7/49/ca/f749cacbda5f212f7a7ab8eec4674c1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152">
            <text:p>152</text:p>
          </table:table-cell>
          <table:table-cell table:style-name="ce5" office:value-type="string">
            <text:p>https://i.pinimg.com/originals/bd/a2/26/bda2260bda94ea86eb3bcb48953fc5b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153">
            <text:p>153</text:p>
          </table:table-cell>
          <table:table-cell table:style-name="ce5" office:value-type="string">
            <text:p>https://i.pinimg.com/originals/4e/27/e1/4e27e1afe7f5166642c0762b63f4f47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154">
            <text:p>154</text:p>
          </table:table-cell>
          <table:table-cell table:style-name="ce5" office:value-type="string">
            <text:p>https://i.pinimg.com/originals/89/61/cf/8961cfec8af4b024cc794bf362452ec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155">
            <text:p>155</text:p>
          </table:table-cell>
          <table:table-cell table:style-name="ce5" office:value-type="string">
            <text:p>https://i.pinimg.com/originals/af/ec/67/afec678097df55cc4c6441be9a5602f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156">
            <text:p>156</text:p>
          </table:table-cell>
          <table:table-cell table:style-name="ce5" office:value-type="string">
            <text:p>https://i.pinimg.com/originals/1a/5e/f7/1a5ef7c071331c52ff2099e1701342d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157">
            <text:p>157</text:p>
          </table:table-cell>
          <table:table-cell table:style-name="ce5" office:value-type="string">
            <text:p>https://i.pinimg.com/originals/7a/ca/06/7aca06dd1f57968ba2248d59801981d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158">
            <text:p>158</text:p>
          </table:table-cell>
          <table:table-cell table:style-name="ce5" office:value-type="string">
            <text:p>https://i.pinimg.com/originals/7c/64/c8/7c64c80d9ef86def81414546820332a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159">
            <text:p>159</text:p>
          </table:table-cell>
          <table:table-cell table:style-name="ce5" office:value-type="string">
            <text:p>https://i.pinimg.com/originals/a5/74/19/a57419fea6d45e704124d2a344fe45a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160">
            <text:p>160</text:p>
          </table:table-cell>
          <table:table-cell table:style-name="ce5" office:value-type="string">
            <text:p>https://i.pinimg.com/originals/8c/2d/a7/8c2da767f8d1f0b8aa7c33af29069c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161">
            <text:p>161</text:p>
          </table:table-cell>
          <table:table-cell table:style-name="ce5" office:value-type="string">
            <text:p>https://i.pinimg.com/originals/66/d2/2c/66d22c3960ee98a380a332098cb70e9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162">
            <text:p>162</text:p>
          </table:table-cell>
          <table:table-cell table:style-name="ce5" office:value-type="string">
            <text:p>https://i.pinimg.com/originals/af/0d/81/af0d81015a162b8ec3e79223ec8ac70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163">
            <text:p>163</text:p>
          </table:table-cell>
          <table:table-cell table:style-name="ce5" office:value-type="string">
            <text:p>https://i.pinimg.com/originals/8d/1e/72/8d1e7268d53484a5a39d5c25772320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164">
            <text:p>164</text:p>
          </table:table-cell>
          <table:table-cell table:style-name="ce5" office:value-type="string">
            <text:p>https://i.pinimg.com/originals/40/ae/c9/40aec91e91a2b7f52b45d5963c9abd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165">
            <text:p>165</text:p>
          </table:table-cell>
          <table:table-cell table:style-name="ce5" office:value-type="string">
            <text:p>https://i.pinimg.com/originals/41/a2/dd/41a2ddabd25f6db7bda4247588cacc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166">
            <text:p>166</text:p>
          </table:table-cell>
          <table:table-cell table:style-name="ce5" office:value-type="string">
            <text:p>https://i.pinimg.com/originals/50/f2/48/50f2485b31c3f7ec4cad719d0500a20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167">
            <text:p>167</text:p>
          </table:table-cell>
          <table:table-cell table:style-name="ce5" office:value-type="string">
            <text:p>https://i.pinimg.com/originals/75/a6/9c/75a69cb3c80dd2aad53d47feff9133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168">
            <text:p>168</text:p>
          </table:table-cell>
          <table:table-cell table:style-name="ce5" office:value-type="string">
            <text:p>https://i.pinimg.com/originals/82/a5/6c/82a56c7bac9208043007ab728989682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169">
            <text:p>169</text:p>
          </table:table-cell>
          <table:table-cell table:style-name="ce5" office:value-type="string">
            <text:p>https://i.pinimg.com/originals/5f/cf/98/5fcf98be8f85935a6b2dd7ee5ae3432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170">
            <text:p>170</text:p>
          </table:table-cell>
          <table:table-cell table:style-name="ce5" office:value-type="string">
            <text:p>https://i.pinimg.com/originals/2f/bc/f1/2fbcf1cad13db22bf76bd3f0a30e5b0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171">
            <text:p>171</text:p>
          </table:table-cell>
          <table:table-cell table:style-name="ce5" office:value-type="string">
            <text:p>https://i.pinimg.com/originals/4a/72/13/4a72137eb7bb790e19a887a56e3b116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172">
            <text:p>172</text:p>
          </table:table-cell>
          <table:table-cell table:style-name="ce5" office:value-type="string">
            <text:p>https://i.pinimg.com/originals/30/6a/36/306a36a2e6535cda0ede9610cfed3d9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173">
            <text:p>173</text:p>
          </table:table-cell>
          <table:table-cell table:style-name="ce5" office:value-type="string">
            <text:p>https://i.pinimg.com/originals/57/8a/e7/578ae7624328baf1f117544bd11bcd5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174">
            <text:p>174</text:p>
          </table:table-cell>
          <table:table-cell table:style-name="ce5" office:value-type="string">
            <text:p>https://i.pinimg.com/originals/07/78/c7/0778c7ccf051e6139f7aa0cd6e5c22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175">
            <text:p>175</text:p>
          </table:table-cell>
          <table:table-cell table:style-name="ce5" office:value-type="string">
            <text:p>https://i.pinimg.com/originals/a9/d3/06/a9d3062b7938df30675a332a9f705e8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176">
            <text:p>176</text:p>
          </table:table-cell>
          <table:table-cell table:style-name="ce5" office:value-type="string">
            <text:p>https://i.pinimg.com/originals/94/6e/ef/946eefd6a9be99be3eb42b6f26bcf0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177">
            <text:p>177</text:p>
          </table:table-cell>
          <table:table-cell table:style-name="ce5" office:value-type="string">
            <text:p>https://i.pinimg.com/originals/18/04/e9/1804e9f5b0b87137635a71ed5526c74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178">
            <text:p>178</text:p>
          </table:table-cell>
          <table:table-cell table:style-name="ce5" office:value-type="string">
            <text:p>https://i.pinimg.com/originals/d8/54/82/d85482b216451bb4b9bb9b10d8bae86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179">
            <text:p>179</text:p>
          </table:table-cell>
          <table:table-cell table:style-name="ce5" office:value-type="string">
            <text:p>https://i.pinimg.com/originals/53/19/f2/5319f2da40938e9a8972ada2786286a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180">
            <text:p>180</text:p>
          </table:table-cell>
          <table:table-cell table:style-name="ce5" office:value-type="string">
            <text:p>https://i.pinimg.com/originals/34/97/3b/34973b34dc7f9cae591b580d6056d71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181">
            <text:p>181</text:p>
          </table:table-cell>
          <table:table-cell table:style-name="ce5" office:value-type="string">
            <text:p>https://i.pinimg.com/originals/99/03/4e/99034e3a0acf218b625eb1de5c0515d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182">
            <text:p>182</text:p>
          </table:table-cell>
          <table:table-cell table:style-name="ce5" office:value-type="string">
            <text:p>https://i.pinimg.com/originals/86/87/11/868711f657785fec1358f9ac400f200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183">
            <text:p>183</text:p>
          </table:table-cell>
          <table:table-cell table:style-name="ce5" office:value-type="string">
            <text:p>https://i.pinimg.com/originals/92/11/11/9211110a66007d66b4d2408cd8303a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184">
            <text:p>184</text:p>
          </table:table-cell>
          <table:table-cell table:style-name="ce5" office:value-type="string">
            <text:p>https://i.pinimg.com/originals/43/30/37/433037309d0a7fd96ed89b253977c4a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185">
            <text:p>185</text:p>
          </table:table-cell>
          <table:table-cell table:style-name="ce5" office:value-type="string">
            <text:p>https://i.pinimg.com/originals/a2/e8/07/a2e807fb172d5c899a58d5058dcf677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186">
            <text:p>186</text:p>
          </table:table-cell>
          <table:table-cell table:style-name="ce5" office:value-type="string">
            <text:p>https://i.pinimg.com/originals/a8/e3/5e/a8e35e133d02ab2e83c2a57677419a3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187">
            <text:p>187</text:p>
          </table:table-cell>
          <table:table-cell table:style-name="ce5" office:value-type="string">
            <text:p>https://i.pinimg.com/originals/a1/56/16/a156161016e2b72b36f3bee26acd79c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188">
            <text:p>188</text:p>
          </table:table-cell>
          <table:table-cell table:style-name="ce5" office:value-type="string">
            <text:p>https://i.pinimg.com/originals/ab/74/4e/ab744ece0f4896bd05b8f48a2ec3cce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189">
            <text:p>189</text:p>
          </table:table-cell>
          <table:table-cell table:style-name="ce5" office:value-type="string">
            <text:p>https://i.pinimg.com/originals/ae/f1/84/aef18460a67314bd9fbfd293c54e988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190">
            <text:p>190</text:p>
          </table:table-cell>
          <table:table-cell table:style-name="ce5" office:value-type="string">
            <text:p>https://i.pinimg.com/originals/89/b2/45/89b24508da0abf893fc484a8349a174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191">
            <text:p>191</text:p>
          </table:table-cell>
          <table:table-cell table:style-name="ce5" office:value-type="string">
            <text:p>https://i.pinimg.com/originals/b0/3b/8d/b03b8d4ed1c3252f5bca02faeadb401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192">
            <text:p>192</text:p>
          </table:table-cell>
          <table:table-cell table:style-name="ce5" office:value-type="string">
            <text:p>https://i.pinimg.com/originals/26/8c/0f/268c0f642b92f20325712b9e7ada520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193">
            <text:p>193</text:p>
          </table:table-cell>
          <table:table-cell table:style-name="ce5" office:value-type="string">
            <text:p>https://i.pinimg.com/originals/bd/38/3c/bd383cef327f2d3f5b6e37ac0e44bcb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194">
            <text:p>194</text:p>
          </table:table-cell>
          <table:table-cell table:style-name="ce5" office:value-type="string">
            <text:p>https://i.pinimg.com/originals/be/48/be/be48be71979ad1d6638ca7f6cbb09b1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https://i.pinimg.com/originals/c7/a2/2d/c7a22d3eab0a708f4c76dd5de8bab4a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196">
            <text:p>196</text:p>
          </table:table-cell>
          <table:table-cell table:style-name="ce5" office:value-type="string">
            <text:p>https://i.pinimg.com/originals/ce/7e/bb/ce7ebb926b503a272bf5826added46c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197">
            <text:p>197</text:p>
          </table:table-cell>
          <table:table-cell table:style-name="ce5" office:value-type="string">
            <text:p>https://i.pinimg.com/originals/28/40/0e/28400ebb0d6b1bde922c357cb3328e1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198">
            <text:p>198</text:p>
          </table:table-cell>
          <table:table-cell table:style-name="ce5" office:value-type="string">
            <text:p>https://i.pinimg.com/originals/ec/db/39/ecdb394aa25ecd76de203caaf8fde8d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199">
            <text:p>199</text:p>
          </table:table-cell>
          <table:table-cell table:style-name="ce5" office:value-type="string">
            <text:p>https://i.pinimg.com/originals/f1/4c/76/f14c765fe9503229080cef06d2175baa.jp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Semi_Cascade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200">
            <text:p>200</text:p>
          </table:table-cell>
          <table:table-cell table:style-name="ce5" office:value-type="string">
            <text:p>https://i.pinimg.com/originals/28/0f/f5/280ff52b3244d4452e1b9f1f7b0fcd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201">
            <text:p>201</text:p>
          </table:table-cell>
          <table:table-cell table:style-name="ce5" office:value-type="string">
            <text:p>https://i.pinimg.com/originals/49/a7/d3/49a7d33666094b726faa1679306c2d9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202">
            <text:p>202</text:p>
          </table:table-cell>
          <table:table-cell table:style-name="ce5" office:value-type="string">
            <text:p>https://i.pinimg.com/originals/cd/ce/58/cdce58fd164e1cac42fe6ac65b90acd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203">
            <text:p>203</text:p>
          </table:table-cell>
          <table:table-cell table:style-name="ce5" office:value-type="string">
            <text:p>https://i.pinimg.com/originals/6e/cd/20/6ecd206aee3acb034ea5cb77752b18c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204">
            <text:p>204</text:p>
          </table:table-cell>
          <table:table-cell table:style-name="ce5" office:value-type="string">
            <text:p>https://i.pinimg.com/originals/93/95/5f/93955f1574963e6d54db7b39d4c302c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205">
            <text:p>205</text:p>
          </table:table-cell>
          <table:table-cell table:style-name="ce5" office:value-type="string">
            <text:p>https://i.pinimg.com/originals/8d/9b/9c/8d9b9c5c618ad905aa71c1563d3b1ca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206">
            <text:p>206</text:p>
          </table:table-cell>
          <table:table-cell table:style-name="ce5" office:value-type="string">
            <text:p>https://i.pinimg.com/originals/29/fe/56/29fe561d0c29e6708f31970d12dc21c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207">
            <text:p>207</text:p>
          </table:table-cell>
          <table:table-cell table:style-name="ce5" office:value-type="string">
            <text:p>https://i.pinimg.com/originals/a8/3d/92/a83d92c6098b56b4509b6a77060cfb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208">
            <text:p>208</text:p>
          </table:table-cell>
          <table:table-cell table:style-name="ce5" office:value-type="string">
            <text:p>https://i.pinimg.com/originals/f5/a4/ac/f5a4acf076296a138adab33c7f28d52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209">
            <text:p>209</text:p>
          </table:table-cell>
          <table:table-cell table:style-name="ce5" office:value-type="string">
            <text:p>https://i.pinimg.com/originals/eb/5e/07/eb5e07f541b4a87632aa4dc7db173a7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210">
            <text:p>210</text:p>
          </table:table-cell>
          <table:table-cell table:style-name="ce5" office:value-type="string">
            <text:p>https://i.pinimg.com/originals/f2/23/0c/f2230c9adec62d5bcc7e7ebd1649751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211">
            <text:p>211</text:p>
          </table:table-cell>
          <table:table-cell table:style-name="ce5" office:value-type="string">
            <text:p>https://i.pinimg.com/originals/9a/38/dc/9a38dcfa46c7246de7f7695d98bd30c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212">
            <text:p>212</text:p>
          </table:table-cell>
          <table:table-cell table:style-name="ce5" office:value-type="string">
            <text:p>https://i.pinimg.com/originals/08/25/94/082594c687fa1211e69cc8d9298f5a4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213">
            <text:p>213</text:p>
          </table:table-cell>
          <table:table-cell table:style-name="ce5" office:value-type="string">
            <text:p>https://i.pinimg.com/originals/8f/20/5d/8f205d7f8360758e5fff8ffdb7ce21b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214">
            <text:p>214</text:p>
          </table:table-cell>
          <table:table-cell table:style-name="ce5" office:value-type="string">
            <text:p>https://i.pinimg.com/originals/c6/59/d7/c659d7d27d5b00fe768626d6d43847c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215">
            <text:p>215</text:p>
          </table:table-cell>
          <table:table-cell table:style-name="ce5" office:value-type="string">
            <text:p>https://i.pinimg.com/originals/31/ea/5f/31ea5f8727ddbba5046a505988e944d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216">
            <text:p>216</text:p>
          </table:table-cell>
          <table:table-cell table:style-name="ce5" office:value-type="string">
            <text:p>https://i.pinimg.com/originals/94/55/00/945500a9af7aee41417fbc7521baa6b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217">
            <text:p>217</text:p>
          </table:table-cell>
          <table:table-cell table:style-name="ce5" office:value-type="string">
            <text:p>https://i.pinimg.com/originals/74/d8/9b/74d89b41d5376a9be4f8bc0e52f749b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218">
            <text:p>218</text:p>
          </table:table-cell>
          <table:table-cell table:style-name="ce5" office:value-type="string">
            <text:p>https://i.pinimg.com/originals/b2/71/4e/b2714e4e21fc3549dc8831825784a4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219">
            <text:p>219</text:p>
          </table:table-cell>
          <table:table-cell table:style-name="ce5" office:value-type="string">
            <text:p>https://i.pinimg.com/originals/58/b9/78/58b9789fa0f3738ae6b203c8ff584a1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220">
            <text:p>220</text:p>
          </table:table-cell>
          <table:table-cell table:style-name="ce5" office:value-type="string">
            <text:p>https://i.pinimg.com/originals/73/62/bd/7362bd7dc0414d8c65815b28a728432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221">
            <text:p>221</text:p>
          </table:table-cell>
          <table:table-cell table:style-name="ce5" office:value-type="string">
            <text:p>https://i.pinimg.com/originals/60/93/0a/60930afdf25131b626d67c8bfde32a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222">
            <text:p>222</text:p>
          </table:table-cell>
          <table:table-cell table:style-name="ce5" office:value-type="string">
            <text:p>https://i.pinimg.com/originals/15/76/ec/1576ec9f7e2b2d5e2ca00e2fb817372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223">
            <text:p>223</text:p>
          </table:table-cell>
          <table:table-cell table:style-name="ce5" office:value-type="string">
            <text:p>https://i.pinimg.com/originals/fa/da/be/fadabe36febee3327fd23f42f752c4d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224">
            <text:p>224</text:p>
          </table:table-cell>
          <table:table-cell table:style-name="ce5" office:value-type="string">
            <text:p>https://i.pinimg.com/originals/27/ec/ce/27ecceedad57ee27b5e92f9ed06d87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225">
            <text:p>225</text:p>
          </table:table-cell>
          <table:table-cell table:style-name="ce5" office:value-type="string">
            <text:p>https://i.pinimg.com/originals/39/47/d7/3947d7a614ab5bdc1637957fd0e5cae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226">
            <text:p>226</text:p>
          </table:table-cell>
          <table:table-cell table:style-name="ce5" office:value-type="string">
            <text:p>https://i.pinimg.com/originals/e1/0d/fa/e10dfa64ba116b34a5d3cb1b7d9f7d2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227">
            <text:p>227</text:p>
          </table:table-cell>
          <table:table-cell table:style-name="ce5" office:value-type="string">
            <text:p>https://i.pinimg.com/originals/de/6c/f0/de6cf014f47eacd0dbe6ebf52953487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228">
            <text:p>228</text:p>
          </table:table-cell>
          <table:table-cell table:style-name="ce5" office:value-type="string">
            <text:p>https://i.pinimg.com/originals/41/9e/b2/419eb2c874f6f73ad10ea0d345cf275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229">
            <text:p>229</text:p>
          </table:table-cell>
          <table:table-cell table:style-name="ce5" office:value-type="string">
            <text:p>https://i.pinimg.com/originals/0a/1e/28/0a1e289055a54e5c6a8ae246f9e9f9a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230">
            <text:p>230</text:p>
          </table:table-cell>
          <table:table-cell table:style-name="ce5" office:value-type="string">
            <text:p>https://i.pinimg.com/originals/1a/2f/39/1a2f391ea753c34e7a05b6ebae7d7a8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231">
            <text:p>231</text:p>
          </table:table-cell>
          <table:table-cell table:style-name="ce5" office:value-type="string">
            <text:p>https://i.pinimg.com/originals/1f/94/7b/1f947b0d3c3c5e27891e7a59489ebd5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232">
            <text:p>232</text:p>
          </table:table-cell>
          <table:table-cell table:style-name="ce5" office:value-type="string">
            <text:p>https://i.pinimg.com/originals/ab/27/b7/ab27b7801b775008304df64e972d4a5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233">
            <text:p>233</text:p>
          </table:table-cell>
          <table:table-cell table:style-name="ce5" office:value-type="string">
            <text:p>https://i.pinimg.com/originals/ff/c0/f7/ffc0f799eab4326b5d567b8e55ad4a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234">
            <text:p>234</text:p>
          </table:table-cell>
          <table:table-cell table:style-name="ce5" office:value-type="string">
            <text:p>https://i.pinimg.com/originals/0d/d0/46/0dd046eee45a595a98130e9011fb8bb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235">
            <text:p>235</text:p>
          </table:table-cell>
          <table:table-cell table:style-name="ce5" office:value-type="string">
            <text:p>https://i.pinimg.com/originals/5d/7e/e3/5d7ee31f17c1d41249b524a610f89c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236">
            <text:p>236</text:p>
          </table:table-cell>
          <table:table-cell table:style-name="ce5" office:value-type="string">
            <text:p>https://i.pinimg.com/originals/ba/77/ae/ba77ae93b46dbb9b848af55b9165d55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237">
            <text:p>237</text:p>
          </table:table-cell>
          <table:table-cell table:style-name="ce5" office:value-type="string">
            <text:p>https://i.pinimg.com/originals/8c/bd/b6/8cbdb692aec05e376b7f18521d1f713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238">
            <text:p>238</text:p>
          </table:table-cell>
          <table:table-cell table:style-name="ce5" office:value-type="string">
            <text:p>https://i.pinimg.com/originals/9d/49/da/9d49da17df85ad667c08f3eb3842702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239">
            <text:p>239</text:p>
          </table:table-cell>
          <table:table-cell table:style-name="ce5" office:value-type="string">
            <text:p>https://i.pinimg.com/originals/32/d6/56/32d6565cdd3d11cc26197840dfbe8e2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240">
            <text:p>240</text:p>
          </table:table-cell>
          <table:table-cell table:style-name="ce5" office:value-type="string">
            <text:p>https://i.pinimg.com/originals/21/f5/22/21f522a28c9267c3c9d4545052ce4d5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241">
            <text:p>241</text:p>
          </table:table-cell>
          <table:table-cell table:style-name="ce5" office:value-type="string">
            <text:p>https://i.pinimg.com/originals/55/d4/a8/55d4a86a8b77696e1644b13c6fe1c8a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242">
            <text:p>242</text:p>
          </table:table-cell>
          <table:table-cell table:style-name="ce5" office:value-type="string">
            <text:p>https://i.pinimg.com/originals/72/ed/bf/72edbfae64b84e61df0c832c2c56039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243">
            <text:p>243</text:p>
          </table:table-cell>
          <table:table-cell table:style-name="ce5" office:value-type="string">
            <text:p>https://i.pinimg.com/originals/5d/bf/a7/5dbfa7f924318d1e800173768179206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244">
            <text:p>244</text:p>
          </table:table-cell>
          <table:table-cell table:style-name="ce5" office:value-type="string">
            <text:p>https://i.pinimg.com/originals/97/3f/99/973f9980b9935224fe177ba89b2705f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245">
            <text:p>245</text:p>
          </table:table-cell>
          <table:table-cell table:style-name="ce5" office:value-type="string">
            <text:p>https://i.pinimg.com/originals/42/01/a9/4201a94cbde2633a1afffe7d9cc7d4c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246">
            <text:p>246</text:p>
          </table:table-cell>
          <table:table-cell table:style-name="ce5" office:value-type="string">
            <text:p>https://i.pinimg.com/originals/12/0e/1a/120e1a46395c80a047aa33772f5d1c5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247">
            <text:p>247</text:p>
          </table:table-cell>
          <table:table-cell table:style-name="ce5" office:value-type="string">
            <text:p>https://i.pinimg.com/originals/29/46/1c/29461c4c14280e3a86203fb3ffe7c43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248">
            <text:p>248</text:p>
          </table:table-cell>
          <table:table-cell table:style-name="ce5" office:value-type="string">
            <text:p>https://i.pinimg.com/originals/d3/52/3b/d3523be363e84ef9ef77c7286a819f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249">
            <text:p>249</text:p>
          </table:table-cell>
          <table:table-cell table:style-name="ce5" office:value-type="string">
            <text:p>https://i.pinimg.com/originals/64/73/19/6473191cc1b45057fd7d78c9e4440f1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250">
            <text:p>250</text:p>
          </table:table-cell>
          <table:table-cell table:style-name="ce5" office:value-type="string">
            <text:p>https://i.pinimg.com/originals/43/97/06/439706208b5e1835580ad19115125ef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251">
            <text:p>251</text:p>
          </table:table-cell>
          <table:table-cell table:style-name="ce5" office:value-type="string">
            <text:p>https://i.pinimg.com/originals/a1/36/61/a136619cd9012d242d6d9226bb51173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252">
            <text:p>252</text:p>
          </table:table-cell>
          <table:table-cell table:style-name="ce5" office:value-type="string">
            <text:p>https://i.pinimg.com/originals/aa/fe/03/aafe03b6cff0292f649fc48b22ea19b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253">
            <text:p>253</text:p>
          </table:table-cell>
          <table:table-cell table:style-name="ce5" office:value-type="string">
            <text:p>https://i.pinimg.com/originals/ab/76/8f/ab768f45c3861ca339629ec87f4eca7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254">
            <text:p>254</text:p>
          </table:table-cell>
          <table:table-cell table:style-name="ce5" office:value-type="string">
            <text:p>https://i.pinimg.com/originals/b3/2a/70/b32a70cc4283f87f1bc3d46d9c2f090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255">
            <text:p>255</text:p>
          </table:table-cell>
          <table:table-cell table:style-name="ce5" office:value-type="string">
            <text:p>https://i.pinimg.com/originals/c6/de/fb/c6defb08f19d5d922ea373fbd272f2a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256">
            <text:p>256</text:p>
          </table:table-cell>
          <table:table-cell table:style-name="ce5" office:value-type="string">
            <text:p>https://i.pinimg.com/originals/fa/b1/3e/fab13ef8d1abd91c4f11e8a43946a1e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257">
            <text:p>257</text:p>
          </table:table-cell>
          <table:table-cell table:style-name="ce5" office:value-type="string">
            <text:p>https://i.pinimg.com/originals/dd/5c/0e/dd5c0ebeacddc2d148a996e93da291a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258">
            <text:p>258</text:p>
          </table:table-cell>
          <table:table-cell table:style-name="ce5" office:value-type="string">
            <text:p>https://i.pinimg.com/originals/de/43/ab/de43ab91374964fb9ea7f3950222999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259">
            <text:p>259</text:p>
          </table:table-cell>
          <table:table-cell table:style-name="ce5" office:value-type="string">
            <text:p>https://i.pinimg.com/originals/0b/d9/41/0bd9416368f73c8145d1f06796fd22f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260">
            <text:p>260</text:p>
          </table:table-cell>
          <table:table-cell table:style-name="ce5" office:value-type="string">
            <text:p>https://i.pinimg.com/originals/e9/05/f7/e905f7322f6f7a4849d3fd93332016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261">
            <text:p>261</text:p>
          </table:table-cell>
          <table:table-cell table:style-name="ce5" office:value-type="string">
            <text:p>https://i.pinimg.com/originals/68/d6/c8/68d6c83566c829b0dc7b993e309eb3b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262">
            <text:p>262</text:p>
          </table:table-cell>
          <table:table-cell table:style-name="ce5" office:value-type="string">
            <text:p>https://i.pinimg.com/originals/f1/25/21/f1252193ab1fe64d54e25f2209e245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263">
            <text:p>263</text:p>
          </table:table-cell>
          <table:table-cell table:style-name="ce5" office:value-type="string">
            <text:p>https://i.pinimg.com/originals/1f/61/ac/1f61ac417a52e837fb7abaa35992d51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264">
            <text:p>264</text:p>
          </table:table-cell>
          <table:table-cell table:style-name="ce5" office:value-type="string">
            <text:p>https://i.pinimg.com/originals/1f/54/9c/1f549c0e8266ef128e72a70b5e574af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265">
            <text:p>265</text:p>
          </table:table-cell>
          <table:table-cell table:style-name="ce5" office:value-type="string">
            <text:p>https://i.pinimg.com/originals/d5/cf/7f/d5cf7f5515d58ad8b39157418ccc361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266">
            <text:p>266</text:p>
          </table:table-cell>
          <table:table-cell table:style-name="ce5" office:value-type="string">
            <text:p>https://i.pinimg.com/originals/4d/74/64/4d7464a5b06d6e714088171623f5f8d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267">
            <text:p>267</text:p>
          </table:table-cell>
          <table:table-cell table:style-name="ce5" office:value-type="string">
            <text:p>https://i.pinimg.com/originals/05/ec/e7/05ece71a340af803b9ccaa1784de6a8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268">
            <text:p>268</text:p>
          </table:table-cell>
          <table:table-cell table:style-name="ce5" office:value-type="string">
            <text:p>https://i.pinimg.com/originals/9e/e6/a2/9ee6a26e0582e6d900f711945559063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269">
            <text:p>269</text:p>
          </table:table-cell>
          <table:table-cell table:style-name="ce5" office:value-type="string">
            <text:p>https://i.pinimg.com/originals/42/bd/38/42bd3879e23353ab19e9e1ca10208a5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270">
            <text:p>270</text:p>
          </table:table-cell>
          <table:table-cell table:style-name="ce5" office:value-type="string">
            <text:p>https://i.pinimg.com/originals/43/de/80/43de8094bf94fa44d465b0b55ae80c4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271">
            <text:p>271</text:p>
          </table:table-cell>
          <table:table-cell table:style-name="ce5" office:value-type="string">
            <text:p>https://i.pinimg.com/originals/44/fa/8a/44fa8a1dee9162bcc8834437a73fc1f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272">
            <text:p>272</text:p>
          </table:table-cell>
          <table:table-cell table:style-name="ce5" office:value-type="string">
            <text:p>https://i.pinimg.com/originals/47/b4/f6/47b4f64f0f856dfd6c90f276ab20b37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273">
            <text:p>273</text:p>
          </table:table-cell>
          <table:table-cell table:style-name="ce5" office:value-type="string">
            <text:p>https://i.pinimg.com/originals/48/d0/3a/48d03af3f1bf131d1537a95781916a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274">
            <text:p>274</text:p>
          </table:table-cell>
          <table:table-cell table:style-name="ce5" office:value-type="string">
            <text:p>https://i.pinimg.com/originals/52/b4/71/52b471e46099f12ee68753aebe08edf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275">
            <text:p>275</text:p>
          </table:table-cell>
          <table:table-cell table:style-name="ce5" office:value-type="string">
            <text:p>https://i.pinimg.com/originals/73/db/aa/73dbaa5b053232714666c42e4c6aaad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276">
            <text:p>276</text:p>
          </table:table-cell>
          <table:table-cell table:style-name="ce5" office:value-type="string">
            <text:p>https://i.pinimg.com/originals/86/e0/8a/86e08a3f20c85795ab60da1fa07a423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277">
            <text:p>277</text:p>
          </table:table-cell>
          <table:table-cell table:style-name="ce5" office:value-type="string">
            <text:p>https://i.pinimg.com/originals/94/ba/70/94ba70f5366fd339c654254f291f44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278">
            <text:p>278</text:p>
          </table:table-cell>
          <table:table-cell table:style-name="ce5" office:value-type="string">
            <text:p>https://i.pinimg.com/originals/42/1f/13/421f13a0803380d8b7a30b8e0c79330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279">
            <text:p>279</text:p>
          </table:table-cell>
          <table:table-cell table:style-name="ce5" office:value-type="string">
            <text:p>https://i.pinimg.com/originals/64/4e/8b/644e8b16795b1508b6e87e9ae8ea404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280">
            <text:p>280</text:p>
          </table:table-cell>
          <table:table-cell table:style-name="ce5" office:value-type="string">
            <text:p>https://i.pinimg.com/originals/17/10/b1/1710b1019f315558341d0d4ca51bb9a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281">
            <text:p>281</text:p>
          </table:table-cell>
          <table:table-cell table:style-name="ce5" office:value-type="string">
            <text:p>https://i.pinimg.com/originals/20/74/da/2074da00f7fc34fb71ec3990dac1064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282">
            <text:p>282</text:p>
          </table:table-cell>
          <table:table-cell table:style-name="ce5" office:value-type="string">
            <text:p>https://i.pinimg.com/originals/35/99/e4/3599e4508539bab2bb86792167c64ba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283">
            <text:p>283</text:p>
          </table:table-cell>
          <table:table-cell table:style-name="ce5" office:value-type="string">
            <text:p>https://i.pinimg.com/originals/15/35/9f/15359f844145bb7d1f86ae579458f4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284">
            <text:p>284</text:p>
          </table:table-cell>
          <table:table-cell table:style-name="ce5" office:value-type="string">
            <text:p>https://i.pinimg.com/originals/28/33/1f/28331f16b55c5165e3c98e72ae99820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285">
            <text:p>285</text:p>
          </table:table-cell>
          <table:table-cell table:style-name="ce5" office:value-type="string">
            <text:p>https://i.pinimg.com/originals/27/79/12/277912e5c368a94e91cb3f3cda9dfc1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286">
            <text:p>286</text:p>
          </table:table-cell>
          <table:table-cell table:style-name="ce5" office:value-type="string">
            <text:p>https://i.pinimg.com/originals/06/32/48/06324801f7c7d49d6360e8a6d6e8837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287">
            <text:p>287</text:p>
          </table:table-cell>
          <table:table-cell table:style-name="ce5" office:value-type="string">
            <text:p>https://i.pinimg.com/originals/34/81/19/348119461fc6d8b24c43dc25ed72299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288">
            <text:p>288</text:p>
          </table:table-cell>
          <table:table-cell table:style-name="ce5" office:value-type="string">
            <text:p>https://i.pinimg.com/originals/a5/7e/2b/a57e2b82741aafd8704c39052b4fd1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289">
            <text:p>289</text:p>
          </table:table-cell>
          <table:table-cell table:style-name="ce5" office:value-type="string">
            <text:p>https://i.pinimg.com/originals/ab/42/54/ab425494aa2dddea4ee7beab958411d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290">
            <text:p>290</text:p>
          </table:table-cell>
          <table:table-cell table:style-name="ce5" office:value-type="string">
            <text:p>https://i.pinimg.com/originals/b1/a8/94/b1a89437268fc9aff6d59a94e1f5b41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291">
            <text:p>291</text:p>
          </table:table-cell>
          <table:table-cell table:style-name="ce5" office:value-type="string">
            <text:p>https://i.pinimg.com/originals/bd/6c/a7/bd6ca7954ad327e8a2f0185beb061a9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292">
            <text:p>292</text:p>
          </table:table-cell>
          <table:table-cell table:style-name="ce5" office:value-type="string">
            <text:p>https://i.pinimg.com/originals/be/cb/a0/becba0a9f2c21f0bdfc7decfef177c9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293">
            <text:p>293</text:p>
          </table:table-cell>
          <table:table-cell table:style-name="ce5" office:value-type="string">
            <text:p>https://i.pinimg.com/originals/c0/0e/40/c00e40c11163b4a4af4c250b8ffcd5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294">
            <text:p>294</text:p>
          </table:table-cell>
          <table:table-cell table:style-name="ce5" office:value-type="string">
            <text:p>https://i.pinimg.com/originals/c0/58/59/c05859929e15e0e5842a803dc62fe6b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295">
            <text:p>295</text:p>
          </table:table-cell>
          <table:table-cell table:style-name="ce5" office:value-type="string">
            <text:p>https://i.pinimg.com/originals/cb/7b/86/cb7b86adde79feeb2481a0703f186dd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296">
            <text:p>296</text:p>
          </table:table-cell>
          <table:table-cell table:style-name="ce5" office:value-type="string">
            <text:p>https://i.pinimg.com/originals/d7/17/bd/d717bd4ecb181cd48b51fb037166546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297">
            <text:p>297</text:p>
          </table:table-cell>
          <table:table-cell table:style-name="ce5" office:value-type="string">
            <text:p>https://i.pinimg.com/originals/eb/54/03/eb5403de86e85a49f4ae1bc3617bcc3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298">
            <text:p>298</text:p>
          </table:table-cell>
          <table:table-cell table:style-name="ce5" office:value-type="string">
            <text:p>https://i.pinimg.com/originals/fc/eb/fe/fcebfebb9103528fbc20d348ff568fd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299">
            <text:p>299</text:p>
          </table:table-cell>
          <table:table-cell table:style-name="ce5" office:value-type="string">
            <text:p>https://i.pinimg.com/originals/ff/51/db/ff51db9aa2c2424e54514efe764d22ed.jpg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Cascade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300">
            <text:p>300</text:p>
          </table:table-cell>
          <table:table-cell table:style-name="ce5" office:value-type="string">
            <text:p>https://i.pinimg.com/originals/7d/fa/50/7dfa505d4f5b9b9c07b241c3fd5bac8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301">
            <text:p>301</text:p>
          </table:table-cell>
          <table:table-cell table:style-name="ce5" office:value-type="string">
            <text:p>https://i.pinimg.com/originals/4c/1d/dc/4c1ddc65a264fe048f8244764128bd3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302">
            <text:p>302</text:p>
          </table:table-cell>
          <table:table-cell table:style-name="ce5" office:value-type="string">
            <text:p>https://i.pinimg.com/originals/d2/36/95/d23695fa61792f65e019e5fc0c81101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303">
            <text:p>303</text:p>
          </table:table-cell>
          <table:table-cell table:style-name="ce5" office:value-type="string">
            <text:p>https://i.pinimg.com/originals/42/d9/74/42d974ba05eec6fbbd7236732408563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304">
            <text:p>304</text:p>
          </table:table-cell>
          <table:table-cell table:style-name="ce5" office:value-type="string">
            <text:p>https://i.pinimg.com/originals/de/3e/1e/de3e1e486c3a157a27d48e76ea63dd2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305">
            <text:p>305</text:p>
          </table:table-cell>
          <table:table-cell table:style-name="ce5" office:value-type="string">
            <text:p>https://i.pinimg.com/originals/a4/d0/f8/a4d0f8cb82723cd8c9f66f700287bd4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306">
            <text:p>306</text:p>
          </table:table-cell>
          <table:table-cell table:style-name="ce5" office:value-type="string">
            <text:p>https://i.pinimg.com/originals/47/6a/d4/476ad452a251306eb665574fe063ec1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307">
            <text:p>307</text:p>
          </table:table-cell>
          <table:table-cell table:style-name="ce5" office:value-type="string">
            <text:p>https://i.pinimg.com/originals/fd/61/ca/fd61caa0d15842c7d0448ef6cce0c09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308">
            <text:p>308</text:p>
          </table:table-cell>
          <table:table-cell table:style-name="ce5" office:value-type="string">
            <text:p>https://i.pinimg.com/originals/9a/da/b9/9adab9c23c3d5d8cf334f4689910562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309">
            <text:p>309</text:p>
          </table:table-cell>
          <table:table-cell table:style-name="ce5" office:value-type="string">
            <text:p>https://i.pinimg.com/originals/c4/e7/c6/c4e7c651bba1df58ff65f829786c529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310">
            <text:p>310</text:p>
          </table:table-cell>
          <table:table-cell table:style-name="ce5" office:value-type="string">
            <text:p>https://i.pinimg.com/originals/44/29/19/442919d028ccc39eafe4fb32a37f41b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311">
            <text:p>311</text:p>
          </table:table-cell>
          <table:table-cell table:style-name="ce5" office:value-type="string">
            <text:p>https://i.pinimg.com/originals/f2/b6/a9/f2b6a90f1105de86d9e27edfbfa36b1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312">
            <text:p>312</text:p>
          </table:table-cell>
          <table:table-cell table:style-name="ce5" office:value-type="string">
            <text:p>https://i.pinimg.com/originals/dd/2f/0e/dd2f0eb13035555d0158ec6c3308e96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313">
            <text:p>313</text:p>
          </table:table-cell>
          <table:table-cell table:style-name="ce5" office:value-type="string">
            <text:p>https://i.pinimg.com/originals/1c/12/34/1c1234f9308d5f5f5c80e1d92aa8566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314">
            <text:p>314</text:p>
          </table:table-cell>
          <table:table-cell table:style-name="ce5" office:value-type="string">
            <text:p>https://i.pinimg.com/originals/b6/f7/9a/b6f79a24cdbd483edfb7323f7131e99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315">
            <text:p>315</text:p>
          </table:table-cell>
          <table:table-cell table:style-name="ce5" office:value-type="string">
            <text:p>https://i.pinimg.com/originals/27/3b/99/273b99241cbd69eec1bd8719a72b04c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316">
            <text:p>316</text:p>
          </table:table-cell>
          <table:table-cell table:style-name="ce5" office:value-type="string">
            <text:p>https://i.pinimg.com/originals/16/a7/2b/16a72bb53c1db5dac2da6b49e4459ae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317">
            <text:p>317</text:p>
          </table:table-cell>
          <table:table-cell table:style-name="ce5" office:value-type="string">
            <text:p>https://i.pinimg.com/originals/ef/fa/ca/effaca185f13ca245c074198753fea2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318">
            <text:p>318</text:p>
          </table:table-cell>
          <table:table-cell table:style-name="ce5" office:value-type="string">
            <text:p>https://i.pinimg.com/originals/ad/fb/8e/adfb8eecb3fc0845a114ee503edd956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319">
            <text:p>319</text:p>
          </table:table-cell>
          <table:table-cell table:style-name="ce5" office:value-type="string">
            <text:p>https://i.pinimg.com/originals/f8/75/f0/f875f061c938a4a961c870c991202c8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320">
            <text:p>320</text:p>
          </table:table-cell>
          <table:table-cell table:style-name="ce5" office:value-type="string">
            <text:p>https://i.pinimg.com/originals/c4/06/56/c406569296c5f754a4b320dde8da2a8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321">
            <text:p>321</text:p>
          </table:table-cell>
          <table:table-cell table:style-name="ce5" office:value-type="string">
            <text:p>https://i.pinimg.com/originals/66/69/5a/66695a372a966fe013741b4dec59084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322">
            <text:p>322</text:p>
          </table:table-cell>
          <table:table-cell table:style-name="ce5" office:value-type="string">
            <text:p>https://i.pinimg.com/originals/a0/c5/5e/a0c55e0e9b482cb10b252e139be0b3b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323">
            <text:p>323</text:p>
          </table:table-cell>
          <table:table-cell table:style-name="ce5" office:value-type="string">
            <text:p>https://i.pinimg.com/originals/2e/a7/55/2ea7553cceb72f133d69ec355ff59d5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324">
            <text:p>324</text:p>
          </table:table-cell>
          <table:table-cell table:style-name="ce5" office:value-type="string">
            <text:p>https://i.pinimg.com/originals/e7/5a/26/e75a26c08d1684ba4db4beb2789fec4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325">
            <text:p>325</text:p>
          </table:table-cell>
          <table:table-cell table:style-name="ce5" office:value-type="string">
            <text:p>https://i.pinimg.com/originals/d8/95/c0/d895c05ba220b7783f450be7c2e7ce3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326">
            <text:p>326</text:p>
          </table:table-cell>
          <table:table-cell table:style-name="ce5" office:value-type="string">
            <text:p>https://i.pinimg.com/originals/6e/ff/dd/6effdd54d7871ee35525c892573ddd5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327">
            <text:p>327</text:p>
          </table:table-cell>
          <table:table-cell table:style-name="ce5" office:value-type="string">
            <text:p>https://i.pinimg.com/originals/09/cf/c7/09cfc7499a26ff9ddeffabca9062542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328">
            <text:p>328</text:p>
          </table:table-cell>
          <table:table-cell table:style-name="ce5" office:value-type="string">
            <text:p>https://i.pinimg.com/originals/0a/f1/ff/0af1ffc72d0629d468096259bce05d6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329">
            <text:p>329</text:p>
          </table:table-cell>
          <table:table-cell table:style-name="ce5" office:value-type="string">
            <text:p>https://i.pinimg.com/originals/f3/71/f5/f371f559823ab9cf188ac9c7aa33cdf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330">
            <text:p>330</text:p>
          </table:table-cell>
          <table:table-cell table:style-name="ce5" office:value-type="string">
            <text:p>https://i.pinimg.com/originals/7f/43/c5/7f43c590133f461bbbea16fc81104e2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331">
            <text:p>331</text:p>
          </table:table-cell>
          <table:table-cell table:style-name="ce5" office:value-type="string">
            <text:p>https://i.pinimg.com/originals/0d/cf/9d/0dcf9d5dd94c4ab97b88c602a39d4e6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332">
            <text:p>332</text:p>
          </table:table-cell>
          <table:table-cell table:style-name="ce5" office:value-type="string">
            <text:p>https://i.pinimg.com/originals/4e/02/36/4e02360f574d9b2e45b1790a51b10f1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333">
            <text:p>333</text:p>
          </table:table-cell>
          <table:table-cell table:style-name="ce5" office:value-type="string">
            <text:p>https://i.pinimg.com/originals/0d/3b/6b/0d3b6be361787ef6722b87b006631fd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334">
            <text:p>334</text:p>
          </table:table-cell>
          <table:table-cell table:style-name="ce5" office:value-type="string">
            <text:p>https://i.pinimg.com/originals/9c/a3/2d/9ca32de946e437d966fa80688a2c354e.p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335">
            <text:p>335</text:p>
          </table:table-cell>
          <table:table-cell table:style-name="ce5" office:value-type="string">
            <text:p>https://i.pinimg.com/originals/02/0a/29/020a29962112d8b1f34707d0153322d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336">
            <text:p>336</text:p>
          </table:table-cell>
          <table:table-cell table:style-name="ce5" office:value-type="string">
            <text:p>https://i.pinimg.com/originals/35/b1/11/35b11115b7c95b424cbd2be0ffb55a1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337">
            <text:p>337</text:p>
          </table:table-cell>
          <table:table-cell table:style-name="ce5" office:value-type="string">
            <text:p>https://i.pinimg.com/originals/da/1a/70/da1a7017f378b84d35d494e79419120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338">
            <text:p>338</text:p>
          </table:table-cell>
          <table:table-cell table:style-name="ce5" office:value-type="string">
            <text:p>https://i.pinimg.com/originals/28/b7/00/28b700f88825645ef3e827923b8dbda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339">
            <text:p>339</text:p>
          </table:table-cell>
          <table:table-cell table:style-name="ce5" office:value-type="string">
            <text:p>https://i.pinimg.com/originals/a9/31/4d/a9314dd8268e8ad0861dfb4d06236aa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340">
            <text:p>340</text:p>
          </table:table-cell>
          <table:table-cell table:style-name="ce5" office:value-type="string">
            <text:p>https://i.pinimg.com/originals/10/45/3a/10453a14875e36d1a2752b1a627ae92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341">
            <text:p>341</text:p>
          </table:table-cell>
          <table:table-cell table:style-name="ce5" office:value-type="string">
            <text:p>https://i.pinimg.com/originals/05/65/82/056582fe967640975654b5d31c6ace8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342">
            <text:p>342</text:p>
          </table:table-cell>
          <table:table-cell table:style-name="ce5" office:value-type="string">
            <text:p>https://i.pinimg.com/originals/a9/a4/a2/a9a4a26d03c0b0cbc327988b9d72b71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343">
            <text:p>343</text:p>
          </table:table-cell>
          <table:table-cell table:style-name="ce5" office:value-type="string">
            <text:p>https://i.pinimg.com/originals/a5/8a/06/a58a06a5d76c7e23b170b62c0f60bd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344">
            <text:p>344</text:p>
          </table:table-cell>
          <table:table-cell table:style-name="ce5" office:value-type="string">
            <text:p>https://i.pinimg.com/originals/bf/4b/96/bf4b9611f817f76410fd11a73e5530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345">
            <text:p>345</text:p>
          </table:table-cell>
          <table:table-cell table:style-name="ce5" office:value-type="string">
            <text:p>https://i.pinimg.com/originals/e0/11/df/e011df73d625bc133316a0917d57b48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346">
            <text:p>346</text:p>
          </table:table-cell>
          <table:table-cell table:style-name="ce5" office:value-type="string">
            <text:p>https://i.pinimg.com/originals/ed/50/26/ed5026ae38faa564cda97b5a7dbc5cb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347">
            <text:p>347</text:p>
          </table:table-cell>
          <table:table-cell table:style-name="ce5" office:value-type="string">
            <text:p>https://i.pinimg.com/originals/f3/e5/b7/f3e5b74cf10a6c9b87a0236fa1cda33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348">
            <text:p>348</text:p>
          </table:table-cell>
          <table:table-cell table:style-name="ce5" office:value-type="string">
            <text:p>https://i.pinimg.com/originals/fc/66/f0/fc66f0312b3549c348bb0f26be328a5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349">
            <text:p>349</text:p>
          </table:table-cell>
          <table:table-cell table:style-name="ce5" office:value-type="string">
            <text:p>https://i.pinimg.com/originals/fe/3e/53/fe3e53e3e7d8985acf3e9626a0a6963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350">
            <text:p>350</text:p>
          </table:table-cell>
          <table:table-cell table:style-name="ce5" office:value-type="string">
            <text:p>https://i.pinimg.com/originals/eb/30/d0/eb30d02682e124a7fc2a106e742185c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351">
            <text:p>351</text:p>
          </table:table-cell>
          <table:table-cell table:style-name="ce5" office:value-type="string">
            <text:p>https://i.pinimg.com/originals/0c/4c/30/0c4c30b23e88bfe6056a37cf7a6f58f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352">
            <text:p>352</text:p>
          </table:table-cell>
          <table:table-cell table:style-name="ce5" office:value-type="string">
            <text:p>https://i.pinimg.com/originals/0e/79/fb/0e79fbf042890b8e271d23bd62f94f7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353">
            <text:p>353</text:p>
          </table:table-cell>
          <table:table-cell table:style-name="ce5" office:value-type="string">
            <text:p>https://i.pinimg.com/originals/0e/17/82/0e17821b8978111be468014bef6d2d8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354">
            <text:p>354</text:p>
          </table:table-cell>
          <table:table-cell table:style-name="ce5" office:value-type="string">
            <text:p>https://i.pinimg.com/originals/0f/31/a3/0f31a35aa5ce3a43a6f8c7f558ec817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355">
            <text:p>355</text:p>
          </table:table-cell>
          <table:table-cell table:style-name="ce5" office:value-type="string">
            <text:p>https://i.pinimg.com/originals/1a/b0/e9/1ab0e95222ace8647bd220a1b886f4b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356">
            <text:p>356</text:p>
          </table:table-cell>
          <table:table-cell table:style-name="ce5" office:value-type="string">
            <text:p>https://i.pinimg.com/originals/1c/78/c2/1c78c29df237286d987504707ed8db1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357">
            <text:p>357</text:p>
          </table:table-cell>
          <table:table-cell table:style-name="ce5" office:value-type="string">
            <text:p>https://i.pinimg.com/originals/3a/d4/cd/3ad4cd1d9805fdc52500084cd411529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358">
            <text:p>358</text:p>
          </table:table-cell>
          <table:table-cell table:style-name="ce5" office:value-type="string">
            <text:p>https://i.pinimg.com/originals/3f/1b/14/3f1b14e4eecf4a927c35d7620a18cfa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359">
            <text:p>359</text:p>
          </table:table-cell>
          <table:table-cell table:style-name="ce5" office:value-type="string">
            <text:p>https://i.pinimg.com/originals/4e/04/5f/4e045f74883a8f1200e63789bee0d5e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360">
            <text:p>360</text:p>
          </table:table-cell>
          <table:table-cell table:style-name="ce5" office:value-type="string">
            <text:p>https://i.pinimg.com/originals/5f/96/3d/5f963d61f2487beff3557573fa1b8e1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361">
            <text:p>361</text:p>
          </table:table-cell>
          <table:table-cell table:style-name="ce5" office:value-type="string">
            <text:p>https://i.pinimg.com/originals/5f/e8/71/5fe871efe5b7a97572f16bc7643d60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362">
            <text:p>362</text:p>
          </table:table-cell>
          <table:table-cell table:style-name="ce5" office:value-type="string">
            <text:p>https://i.pinimg.com/originals/5f/e0/32/5fe03245a42298fc3f0e8d7ab2c137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363">
            <text:p>363</text:p>
          </table:table-cell>
          <table:table-cell table:style-name="ce5" office:value-type="string">
            <text:p>https://i.pinimg.com/originals/06/ac/a3/06aca3429e16823243ef5a0c19343b9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364">
            <text:p>364</text:p>
          </table:table-cell>
          <table:table-cell table:style-name="ce5" office:value-type="string">
            <text:p>https://i.pinimg.com/originals/6c/32/ad/6c32ad76b8a9b3f756c6733facc9503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365">
            <text:p>365</text:p>
          </table:table-cell>
          <table:table-cell table:style-name="ce5" office:value-type="string">
            <text:p>https://i.pinimg.com/originals/7c/5a/88/7c5a88513149a29dc10f8a7a08c9c9e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366">
            <text:p>366</text:p>
          </table:table-cell>
          <table:table-cell table:style-name="ce5" office:value-type="string">
            <text:p>https://i.pinimg.com/originals/99/6d/85/996d85d6f88ce9fd8dd17e0b892a754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367">
            <text:p>367</text:p>
          </table:table-cell>
          <table:table-cell table:style-name="ce5" office:value-type="string">
            <text:p>https://i.pinimg.com/originals/7b/c0/f6/7bc0f6bbdd90b97471e24d71b3cf5a4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368">
            <text:p>368</text:p>
          </table:table-cell>
          <table:table-cell table:style-name="ce5" office:value-type="string">
            <text:p>https://i.pinimg.com/originals/8a/02/fa/8a02fa0ba0e3264901f5fcda4350278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369">
            <text:p>369</text:p>
          </table:table-cell>
          <table:table-cell table:style-name="ce5" office:value-type="string">
            <text:p>https://i.pinimg.com/originals/9c/ac/49/9cac49748e529846cae3d7eb69f2142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370">
            <text:p>370</text:p>
          </table:table-cell>
          <table:table-cell table:style-name="ce5" office:value-type="string">
            <text:p>https://i.pinimg.com/originals/27/f4/a1/27f4a114b6e37dd48b3624a28fa7648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371">
            <text:p>371</text:p>
          </table:table-cell>
          <table:table-cell table:style-name="ce5" office:value-type="string">
            <text:p>https://i.pinimg.com/originals/03/0c/4b/030c4b7fe1febaf979daddf0f1ed94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372">
            <text:p>372</text:p>
          </table:table-cell>
          <table:table-cell table:style-name="ce5" office:value-type="string">
            <text:p>https://i.pinimg.com/originals/33/fa/76/33fa76281f80991e70cabf9c16843c3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373">
            <text:p>373</text:p>
          </table:table-cell>
          <table:table-cell table:style-name="ce5" office:value-type="string">
            <text:p>https://i.pinimg.com/originals/65/32/b8/6532b80949f0941668b1103bb89218b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374">
            <text:p>374</text:p>
          </table:table-cell>
          <table:table-cell table:style-name="ce5" office:value-type="string">
            <text:p>https://i.pinimg.com/originals/68/c9/2e/68c92ebebb0323124aa1aba821964e3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375">
            <text:p>375</text:p>
          </table:table-cell>
          <table:table-cell table:style-name="ce5" office:value-type="string">
            <text:p>https://i.pinimg.com/originals/a1/8f/de/a18fde1a097fab834eab72458ce3a6b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376">
            <text:p>376</text:p>
          </table:table-cell>
          <table:table-cell table:style-name="ce5" office:value-type="string">
            <text:p>https://i.pinimg.com/originals/92/a0/6f/92a06fe18f997cd9a4f7ce8a456518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377">
            <text:p>377</text:p>
          </table:table-cell>
          <table:table-cell table:style-name="ce5" office:value-type="string">
            <text:p>https://i.pinimg.com/originals/93/37/90/933790d676dc7bd0a33afb79bae93bd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378">
            <text:p>378</text:p>
          </table:table-cell>
          <table:table-cell table:style-name="ce5" office:value-type="string">
            <text:p>https://i.pinimg.com/originals/59/1f/b8/591fb8168c7a95efaa54f33db3e2092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379">
            <text:p>379</text:p>
          </table:table-cell>
          <table:table-cell table:style-name="ce5" office:value-type="string">
            <text:p>https://i.pinimg.com/originals/68/9d/36/689d36f99d8ccf01db4c479a4ef9a2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380">
            <text:p>380</text:p>
          </table:table-cell>
          <table:table-cell table:style-name="ce5" office:value-type="string">
            <text:p>https://i.pinimg.com/originals/82/7d/30/827d3005ea843c988a51c68217ad0e3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381">
            <text:p>381</text:p>
          </table:table-cell>
          <table:table-cell table:style-name="ce5" office:value-type="string">
            <text:p>https://i.pinimg.com/originals/24/55/e5/2455e55102530c6e61fc4b012444a73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382">
            <text:p>382</text:p>
          </table:table-cell>
          <table:table-cell table:style-name="ce5" office:value-type="string">
            <text:p>https://i.pinimg.com/originals/40/30/d7/4030d7dd9fedc4bf1505ee509fdf1d0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383">
            <text:p>383</text:p>
          </table:table-cell>
          <table:table-cell table:style-name="ce5" office:value-type="string">
            <text:p>https://i.pinimg.com/originals/45/71/f9/4571f91fd6a23e0c87bed1138dbfad8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384">
            <text:p>384</text:p>
          </table:table-cell>
          <table:table-cell table:style-name="ce5" office:value-type="string">
            <text:p>https://i.pinimg.com/originals/60/61/cd/6061cd2933ce635f5a89efdc4d9ba0a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385">
            <text:p>385</text:p>
          </table:table-cell>
          <table:table-cell table:style-name="ce5" office:value-type="string">
            <text:p>https://i.pinimg.com/originals/80/10/d2/8010d241c0dad4f60753e44156ce34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386">
            <text:p>386</text:p>
          </table:table-cell>
          <table:table-cell table:style-name="ce5" office:value-type="string">
            <text:p>https://i.pinimg.com/originals/37/16/87/371687cf5cba0d39767c64bd8afaff1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387">
            <text:p>387</text:p>
          </table:table-cell>
          <table:table-cell table:style-name="ce5" office:value-type="string">
            <text:p>https://i.pinimg.com/originals/92/29/61/922961e3526841648510b0c589b4c23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388">
            <text:p>388</text:p>
          </table:table-cell>
          <table:table-cell table:style-name="ce5" office:value-type="string">
            <text:p>https://i.pinimg.com/originals/a4/9a/45/a49a45d632ed0a823349ad01c0223a9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389">
            <text:p>389</text:p>
          </table:table-cell>
          <table:table-cell table:style-name="ce5" office:value-type="string">
            <text:p>https://i.pinimg.com/originals/ae/82/89/ae8289b41b7061c5393fbc10e1e5030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390">
            <text:p>390</text:p>
          </table:table-cell>
          <table:table-cell table:style-name="ce5" office:value-type="string">
            <text:p>https://i.pinimg.com/originals/b2/7a/16/b27a1685f868fed634ce0358db4e54c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391">
            <text:p>391</text:p>
          </table:table-cell>
          <table:table-cell table:style-name="ce5" office:value-type="string">
            <text:p>https://i.pinimg.com/originals/dc/6d/8d/dc6d8dedf9101db6ba259bf31fb7056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392">
            <text:p>392</text:p>
          </table:table-cell>
          <table:table-cell table:style-name="ce5" office:value-type="string">
            <text:p>https://i.pinimg.com/originals/ca/bd/09/cabd09d453259dd44ac2dc21c0e61c4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393">
            <text:p>393</text:p>
          </table:table-cell>
          <table:table-cell table:style-name="ce5" office:value-type="string">
            <text:p>https://i.pinimg.com/originals/da/3f/2e/da3f2e38dfdbc5339d5d50574066c8a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394">
            <text:p>394</text:p>
          </table:table-cell>
          <table:table-cell table:style-name="ce5" office:value-type="string">
            <text:p>https://i.pinimg.com/originals/9f/1b/57/9f1b576dba6b84ca9ea52d7748b0ed1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395">
            <text:p>395</text:p>
          </table:table-cell>
          <table:table-cell table:style-name="ce5" office:value-type="string">
            <text:p>https://i.pinimg.com/originals/ed/bb/a4/edbba4865228c20736851c9de76e0e1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396">
            <text:p>396</text:p>
          </table:table-cell>
          <table:table-cell table:style-name="ce5" office:value-type="string">
            <text:p>https://i.pinimg.com/originals/ef/76/44/ef7644d16a8ed775550708c9f1f3b44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397">
            <text:p>397</text:p>
          </table:table-cell>
          <table:table-cell table:style-name="ce5" office:value-type="string">
            <text:p>https://i.pinimg.com/originals/f8/54/59/f85459b909be048aa8968612a7a83da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398">
            <text:p>398</text:p>
          </table:table-cell>
          <table:table-cell table:style-name="ce5" office:value-type="string">
            <text:p>https://i.pinimg.com/originals/fd/4f/e1/fd4fe1cde954525d325173ccb7345ef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399">
            <text:p>399</text:p>
          </table:table-cell>
          <table:table-cell table:style-name="ce5" office:value-type="string">
            <text:p>https://i.pinimg.com/originals/1b/ee/76/1bee76ee2387435f7fbd10f869fd0823.jp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Literati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400">
            <text:p>400</text:p>
          </table:table-cell>
          <table:table-cell table:style-name="ce5" office:value-type="string">
            <text:p>https://i.pinimg.com/originals/a7/0d/bb/a70dbb2a52db1675e5021b769ed477d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401">
            <text:p>401</text:p>
          </table:table-cell>
          <table:table-cell table:style-name="ce5" office:value-type="string">
            <text:p>https://i.pinimg.com/originals/1d/b6/15/1db615c99159d08f8e72b6d898e1aa1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402">
            <text:p>402</text:p>
          </table:table-cell>
          <table:table-cell table:style-name="ce5" office:value-type="string">
            <text:p>https://i.pinimg.com/originals/43/f6/aa/43f6aaa599e3ad60768af41bef23365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403">
            <text:p>403</text:p>
          </table:table-cell>
          <table:table-cell table:style-name="ce5" office:value-type="string">
            <text:p>https://i.pinimg.com/originals/b7/a0/60/b7a0601f2314ff555fcb4972502d5d8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404">
            <text:p>404</text:p>
          </table:table-cell>
          <table:table-cell table:style-name="ce5" office:value-type="string">
            <text:p>https://i.pinimg.com/originals/a5/a7/d1/a5a7d1e7ef06d5535cd0402a995218b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405">
            <text:p>405</text:p>
          </table:table-cell>
          <table:table-cell table:style-name="ce5" office:value-type="string">
            <text:p>https://i.pinimg.com/originals/1d/d0/ad/1dd0ad9f969d6302c293a1250ce282b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406">
            <text:p>406</text:p>
          </table:table-cell>
          <table:table-cell table:style-name="ce5" office:value-type="string">
            <text:p>https://i.pinimg.com/originals/22/0f/e7/220fe74594f7003ed32db9c8d471b47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407">
            <text:p>407</text:p>
          </table:table-cell>
          <table:table-cell table:style-name="ce5" office:value-type="string">
            <text:p>https://i.pinimg.com/originals/9b/c8/8f/9bc88f736f24a4b9789911fdac74f54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408">
            <text:p>408</text:p>
          </table:table-cell>
          <table:table-cell table:style-name="ce5" office:value-type="string">
            <text:p>https://i.pinimg.com/originals/eb/02/8d/eb028d97b2c4b29c77de55e41c69238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409">
            <text:p>409</text:p>
          </table:table-cell>
          <table:table-cell table:style-name="ce5" office:value-type="string">
            <text:p>https://i.pinimg.com/originals/06/87/de/0687de8f7cb9ff3b997aab3712195a1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410">
            <text:p>410</text:p>
          </table:table-cell>
          <table:table-cell table:style-name="ce5" office:value-type="string">
            <text:p>https://i.pinimg.com/originals/54/25/0e/54250e26873edda94dc19f1ce0e55c5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411">
            <text:p>411</text:p>
          </table:table-cell>
          <table:table-cell table:style-name="ce5" office:value-type="string">
            <text:p>https://i.pinimg.com/originals/f4/01/fe/f401fe1df0c33d60224797a8fb62153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412">
            <text:p>412</text:p>
          </table:table-cell>
          <table:table-cell table:style-name="ce5" office:value-type="string">
            <text:p>https://i.pinimg.com/originals/e8/d3/39/e8d3392b3beb2c5e1f75102edc67ce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413">
            <text:p>413</text:p>
          </table:table-cell>
          <table:table-cell table:style-name="ce5" office:value-type="string">
            <text:p>https://i.pinimg.com/originals/27/92/8e/27928ec5e79d8ab3708f1215361f60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414">
            <text:p>414</text:p>
          </table:table-cell>
          <table:table-cell table:style-name="ce5" office:value-type="string">
            <text:p>https://i.pinimg.com/originals/0d/eb/c0/0debc0fc936af559251a7275074935e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415">
            <text:p>415</text:p>
          </table:table-cell>
          <table:table-cell table:style-name="ce5" office:value-type="string">
            <text:p>https://i.pinimg.com/originals/56/11/8b/56118b3c0fe63ba3e1805de70f8b34c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416">
            <text:p>416</text:p>
          </table:table-cell>
          <table:table-cell table:style-name="ce5" office:value-type="string">
            <text:p>https://i.pinimg.com/originals/0a/a6/05/0aa6056d9d5344cd7d20409b08676e8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417">
            <text:p>417</text:p>
          </table:table-cell>
          <table:table-cell table:style-name="ce5" office:value-type="string">
            <text:p>https://i.pinimg.com/originals/00/e6/3a/00e63a151e379940f5dace92c2dac39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418">
            <text:p>418</text:p>
          </table:table-cell>
          <table:table-cell table:style-name="ce5" office:value-type="string">
            <text:p>https://i.pinimg.com/originals/83/a7/db/83a7db8d54f975817b36ba1a0fb40eb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419">
            <text:p>419</text:p>
          </table:table-cell>
          <table:table-cell table:style-name="ce5" office:value-type="string">
            <text:p>https://i.pinimg.com/originals/1a/3e/66/1a3e66f8af262a63b4fbfdba77a2ff6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420">
            <text:p>420</text:p>
          </table:table-cell>
          <table:table-cell table:style-name="ce5" office:value-type="string">
            <text:p>https://i.pinimg.com/originals/54/96/74/5496746510819e261f84d049d2c53e2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421">
            <text:p>421</text:p>
          </table:table-cell>
          <table:table-cell table:style-name="ce5" office:value-type="string">
            <text:p>https://i.pinimg.com/originals/00/1c/dc/001cdc53ff3c407133b5870f5899444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422">
            <text:p>422</text:p>
          </table:table-cell>
          <table:table-cell table:style-name="ce5" office:value-type="string">
            <text:p>https://i.pinimg.com/originals/2c/25/54/2c255454843aaaecdf0d3b8ae55fa62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423">
            <text:p>423</text:p>
          </table:table-cell>
          <table:table-cell table:style-name="ce5" office:value-type="string">
            <text:p>https://i.pinimg.com/originals/3a/2e/e1/3a2ee1c19112cd75b0dd0daec6fb965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424">
            <text:p>424</text:p>
          </table:table-cell>
          <table:table-cell table:style-name="ce5" office:value-type="string">
            <text:p>https://i.pinimg.com/originals/09/fe/ab/09feabc8f55f273deb2fecd4265bbb1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425">
            <text:p>425</text:p>
          </table:table-cell>
          <table:table-cell table:style-name="ce5" office:value-type="string">
            <text:p>https://i.pinimg.com/originals/3c/8c/03/3c8c03e48c9a33ae6ef7c3215e17d6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426">
            <text:p>426</text:p>
          </table:table-cell>
          <table:table-cell table:style-name="ce5" office:value-type="string">
            <text:p>https://i.pinimg.com/originals/3d/15/79/3d15794ade14a4d9b16bc66e557a26c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427">
            <text:p>427</text:p>
          </table:table-cell>
          <table:table-cell table:style-name="ce5" office:value-type="string">
            <text:p>https://i.pinimg.com/originals/e3/0e/7c/e30e7c59c69bf5f507368b4c121ad32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428">
            <text:p>428</text:p>
          </table:table-cell>
          <table:table-cell table:style-name="ce5" office:value-type="string">
            <text:p>https://i.pinimg.com/originals/3d/ec/d5/3decd57463dc3e9c132168f0ec17179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429">
            <text:p>429</text:p>
          </table:table-cell>
          <table:table-cell table:style-name="ce5" office:value-type="string">
            <text:p>https://i.pinimg.com/originals/3f/1e/15/3f1e1520af42a3b1fefa059a339ee64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430">
            <text:p>430</text:p>
          </table:table-cell>
          <table:table-cell table:style-name="ce5" office:value-type="string">
            <text:p>https://i.pinimg.com/originals/6a/90/3b/6a903b928b989e684a39ca78caba7bf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431">
            <text:p>431</text:p>
          </table:table-cell>
          <table:table-cell table:style-name="ce5" office:value-type="string">
            <text:p>https://i.pinimg.com/originals/4b/c1/47/4bc147ec9766c0a641c2bb3b7741212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432">
            <text:p>432</text:p>
          </table:table-cell>
          <table:table-cell table:style-name="ce5" office:value-type="string">
            <text:p>https://i.pinimg.com/originals/4e/2c/95/4e2c9545c81387b41d29f4a94230c3b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433">
            <text:p>433</text:p>
          </table:table-cell>
          <table:table-cell table:style-name="ce5" office:value-type="string">
            <text:p>https://i.pinimg.com/originals/04/e9/5a/04e95a8d1fe5ddc6760fd1332865983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434">
            <text:p>434</text:p>
          </table:table-cell>
          <table:table-cell table:style-name="ce5" office:value-type="string">
            <text:p>https://i.pinimg.com/originals/4f/93/9b/4f939b4e0280ec6a5f44512509e12a8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435">
            <text:p>435</text:p>
          </table:table-cell>
          <table:table-cell table:style-name="ce5" office:value-type="string">
            <text:p>https://i.pinimg.com/originals/5b/74/d2/5b74d21373b9024a93dbf2c19e20dce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436">
            <text:p>436</text:p>
          </table:table-cell>
          <table:table-cell table:style-name="ce5" office:value-type="string">
            <text:p>https://i.pinimg.com/originals/d6/17/0f/d6170f534fe376176fb38f30111f6a3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437">
            <text:p>437</text:p>
          </table:table-cell>
          <table:table-cell table:style-name="ce5" office:value-type="string">
            <text:p>https://i.pinimg.com/originals/6e/9a/db/6e9adb60611e51223b4c3121e4fd190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438">
            <text:p>438</text:p>
          </table:table-cell>
          <table:table-cell table:style-name="ce5" office:value-type="string">
            <text:p>https://i.pinimg.com/originals/7e/99/b9/7e99b94fb0b81d53fdb5d0d5d87498e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439">
            <text:p>439</text:p>
          </table:table-cell>
          <table:table-cell table:style-name="ce5" office:value-type="string">
            <text:p>https://i.pinimg.com/originals/7f/68/79/7f6879054525c44ead76b35cccda4e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440">
            <text:p>440</text:p>
          </table:table-cell>
          <table:table-cell table:style-name="ce5" office:value-type="string">
            <text:p>https://i.pinimg.com/originals/8b/e6/51/8be6513415493198b8d119f07cf0d10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441">
            <text:p>441</text:p>
          </table:table-cell>
          <table:table-cell table:style-name="ce5" office:value-type="string">
            <text:p>https://i.pinimg.com/originals/8d/d8/c3/8dd8c3a20fee02c89cf7a14a369665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442">
            <text:p>442</text:p>
          </table:table-cell>
          <table:table-cell table:style-name="ce5" office:value-type="string">
            <text:p>https://i.pinimg.com/originals/8f/5b/1c/8f5b1ce5e03b3a28a8e9429f69439a9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443">
            <text:p>443</text:p>
          </table:table-cell>
          <table:table-cell table:style-name="ce5" office:value-type="string">
            <text:p>https://i.pinimg.com/originals/9a/b9/ba/9ab9bab343174768212335beb933175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444">
            <text:p>444</text:p>
          </table:table-cell>
          <table:table-cell table:style-name="ce5" office:value-type="string">
            <text:p>https://i.pinimg.com/originals/64/f6/b3/64f6b31867523000b50eddec1029708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445">
            <text:p>445</text:p>
          </table:table-cell>
          <table:table-cell table:style-name="ce5" office:value-type="string">
            <text:p>https://i.pinimg.com/originals/11/e4/d8/11e4d87ee10fed60f4151597161c801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446">
            <text:p>446</text:p>
          </table:table-cell>
          <table:table-cell table:style-name="ce5" office:value-type="string">
            <text:p>https://i.pinimg.com/originals/12/fa/ed/12faed6ae033459b8b720bb5d3062fb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447">
            <text:p>447</text:p>
          </table:table-cell>
          <table:table-cell table:style-name="ce5" office:value-type="string">
            <text:p>https://i.pinimg.com/originals/50/ce/fa/50cefa63e5a7bf9b030adf33a88dc1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448">
            <text:p>448</text:p>
          </table:table-cell>
          <table:table-cell table:style-name="ce5" office:value-type="string">
            <text:p>https://i.pinimg.com/originals/4d/41/c5/4d41c5c6e7fa7a7ae76d66b9f74768a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449">
            <text:p>449</text:p>
          </table:table-cell>
          <table:table-cell table:style-name="ce5" office:value-type="string">
            <text:p>https://i.pinimg.com/originals/63/ff/ab/63ffab20811d8352b8389a17ae64e0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450">
            <text:p>450</text:p>
          </table:table-cell>
          <table:table-cell table:style-name="ce5" office:value-type="string">
            <text:p>https://i.pinimg.com/originals/65/b6/22/65b622e54d6944dcb6cc7d974e4b271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451">
            <text:p>451</text:p>
          </table:table-cell>
          <table:table-cell table:style-name="ce5" office:value-type="string">
            <text:p>https://i.pinimg.com/originals/71/e8/6c/71e86c79711381207ee54058502a4c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452">
            <text:p>452</text:p>
          </table:table-cell>
          <table:table-cell table:style-name="ce5" office:value-type="string">
            <text:p>https://i.pinimg.com/originals/81/f6/48/81f64898479acf9402fb53cc841e59a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453">
            <text:p>453</text:p>
          </table:table-cell>
          <table:table-cell table:style-name="ce5" office:value-type="string">
            <text:p>https://i.pinimg.com/originals/08/3e/d4/083ed460e0f027fe8247a4c620b6c0b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454">
            <text:p>454</text:p>
          </table:table-cell>
          <table:table-cell table:style-name="ce5" office:value-type="string">
            <text:p>https://i.pinimg.com/originals/84/a9/cf/84a9cffa57c2b0be5ca0c034d446442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455">
            <text:p>455</text:p>
          </table:table-cell>
          <table:table-cell table:style-name="ce5" office:value-type="string">
            <text:p>https://i.pinimg.com/originals/84/a7/28/84a7287211ada71107614e5b9bde015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456">
            <text:p>456</text:p>
          </table:table-cell>
          <table:table-cell table:style-name="ce5" office:value-type="string">
            <text:p>https://i.pinimg.com/originals/96/e8/e2/96e8e24a42366864212f01e7d16f99a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457">
            <text:p>457</text:p>
          </table:table-cell>
          <table:table-cell table:style-name="ce5" office:value-type="string">
            <text:p>https://i.pinimg.com/originals/97/b6/92/97b6923ac09294c4274f1e96d275fba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458">
            <text:p>458</text:p>
          </table:table-cell>
          <table:table-cell table:style-name="ce5" office:value-type="string">
            <text:p>https://i.pinimg.com/originals/40/3a/e0/403ae0c31566e79f6acf185b9bc3134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459">
            <text:p>459</text:p>
          </table:table-cell>
          <table:table-cell table:style-name="ce5" office:value-type="string">
            <text:p>https://i.pinimg.com/originals/55/8d/25/558d25256a5985228455bfafb91d92d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460">
            <text:p>460</text:p>
          </table:table-cell>
          <table:table-cell table:style-name="ce5" office:value-type="string">
            <text:p>https://i.pinimg.com/originals/58/0d/f3/580df34a66fc74d99044f59ec2245b4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461">
            <text:p>461</text:p>
          </table:table-cell>
          <table:table-cell table:style-name="ce5" office:value-type="string">
            <text:p>https://i.pinimg.com/originals/06/96/ea/0696ea0fa4c417152d29639ce8a93c8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462">
            <text:p>462</text:p>
          </table:table-cell>
          <table:table-cell table:style-name="ce5" office:value-type="string">
            <text:p>https://i.pinimg.com/originals/71/5a/c2/715ac28f7fe65349ff741af4ad7932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463">
            <text:p>463</text:p>
          </table:table-cell>
          <table:table-cell table:style-name="ce5" office:value-type="string">
            <text:p>https://i.pinimg.com/originals/78/9d/88/789d8881810c1f912204af473b2a3c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464">
            <text:p>464</text:p>
          </table:table-cell>
          <table:table-cell table:style-name="ce5" office:value-type="string">
            <text:p>https://i.pinimg.com/originals/83/0b/90/830b90563bfd6284f650132f3bada97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465">
            <text:p>465</text:p>
          </table:table-cell>
          <table:table-cell table:style-name="ce5" office:value-type="string">
            <text:p>https://i.pinimg.com/originals/85/6c/b1/856cb1ceee82bdd92019ff3e56be5ce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466">
            <text:p>466</text:p>
          </table:table-cell>
          <table:table-cell table:style-name="ce5" office:value-type="string">
            <text:p>https://i.pinimg.com/originals/91/1e/07/911e077d428e85ba67b36a068e079fe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467">
            <text:p>467</text:p>
          </table:table-cell>
          <table:table-cell table:style-name="ce5" office:value-type="string">
            <text:p>https://i.pinimg.com/originals/92/2a/e5/922ae5b8414afa50cf8bc63a5c984db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468">
            <text:p>468</text:p>
          </table:table-cell>
          <table:table-cell table:style-name="ce5" office:value-type="string">
            <text:p>https://i.pinimg.com/originals/98/7f/b3/987fb35b149e5f530f5a957694197f9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469">
            <text:p>469</text:p>
          </table:table-cell>
          <table:table-cell table:style-name="ce5" office:value-type="string">
            <text:p>https://i.pinimg.com/originals/27/47/d0/2747d0df7bdf4acd96214df828f52e9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470">
            <text:p>470</text:p>
          </table:table-cell>
          <table:table-cell table:style-name="ce5" office:value-type="string">
            <text:p>https://i.pinimg.com/originals/35/41/db/3541dbd21efaa5e1dcab7bb7a7a27fa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471">
            <text:p>471</text:p>
          </table:table-cell>
          <table:table-cell table:style-name="ce5" office:value-type="string">
            <text:p>https://i.pinimg.com/originals/7d/b8/39/7db83972452686459936be25a4b73ed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472">
            <text:p>472</text:p>
          </table:table-cell>
          <table:table-cell table:style-name="ce5" office:value-type="string">
            <text:p>https://i.pinimg.com/originals/64/61/5a/64615aa0794cebed47eb55fef62773e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473">
            <text:p>473</text:p>
          </table:table-cell>
          <table:table-cell table:style-name="ce5" office:value-type="string">
            <text:p>https://i.pinimg.com/originals/88/28/3f/88283f30d6f19dbc9f66d33fb7d96d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474">
            <text:p>474</text:p>
          </table:table-cell>
          <table:table-cell table:style-name="ce5" office:value-type="string">
            <text:p>https://i.pinimg.com/originals/61/42/69/614269b7aa365d5a19bc2fe196e1e2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475">
            <text:p>475</text:p>
          </table:table-cell>
          <table:table-cell table:style-name="ce5" office:value-type="string">
            <text:p>https://i.pinimg.com/originals/77/03/54/770354bd9d02899e27d707a21c42a95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476">
            <text:p>476</text:p>
          </table:table-cell>
          <table:table-cell table:style-name="ce5" office:value-type="string">
            <text:p>https://i.pinimg.com/originals/77/62/02/7762026b99cf492937351f0edcbdbda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477">
            <text:p>477</text:p>
          </table:table-cell>
          <table:table-cell table:style-name="ce5" office:value-type="string">
            <text:p>https://i.pinimg.com/originals/71/87/06/71870684c017207cad4d64731c803e3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478">
            <text:p>478</text:p>
          </table:table-cell>
          <table:table-cell table:style-name="ce5" office:value-type="string">
            <text:p>https://i.pinimg.com/originals/a2/b0/b3/a2b0b3cd79cce72de7708de34497728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479">
            <text:p>479</text:p>
          </table:table-cell>
          <table:table-cell table:style-name="ce5" office:value-type="string">
            <text:p>https://i.pinimg.com/originals/b3/2e/e4/b32ee4e59c2f052e6325022a2476eb6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480">
            <text:p>480</text:p>
          </table:table-cell>
          <table:table-cell table:style-name="ce5" office:value-type="string">
            <text:p>https://i.pinimg.com/originals/b8/99/6c/b8996cdd89188772f44ba262ec88c79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481">
            <text:p>481</text:p>
          </table:table-cell>
          <table:table-cell table:style-name="ce5" office:value-type="string">
            <text:p>https://i.pinimg.com/originals/b0/71/93/b0719312262de3f732a1a8e9270f6a7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482">
            <text:p>482</text:p>
          </table:table-cell>
          <table:table-cell table:style-name="ce5" office:value-type="string">
            <text:p>https://i.pinimg.com/originals/5e/e0/f3/5ee0f321f894bae2154c67ce930861f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483">
            <text:p>483</text:p>
          </table:table-cell>
          <table:table-cell table:style-name="ce5" office:value-type="string">
            <text:p>https://i.pinimg.com/originals/bb/3b/e5/bb3be5753b2fb3a3bea12a58276a33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484">
            <text:p>484</text:p>
          </table:table-cell>
          <table:table-cell table:style-name="ce5" office:value-type="string">
            <text:p>https://i.pinimg.com/originals/bc/79/92/bc799205641b6fb7daa0489792d7d5b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485">
            <text:p>485</text:p>
          </table:table-cell>
          <table:table-cell table:style-name="ce5" office:value-type="string">
            <text:p>https://i.pinimg.com/originals/bd/a4/0d/bda40d0f32758474286f21621889439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486">
            <text:p>486</text:p>
          </table:table-cell>
          <table:table-cell table:style-name="ce5" office:value-type="string">
            <text:p>https://i.pinimg.com/originals/c4/af/1a/c4af1a0b038ab8f429fb155891e0531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487">
            <text:p>487</text:p>
          </table:table-cell>
          <table:table-cell table:style-name="ce5" office:value-type="string">
            <text:p>https://i.pinimg.com/originals/c0/39/eb/c039eb9660e0cd0c94bb0a29ef5ec56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488">
            <text:p>488</text:p>
          </table:table-cell>
          <table:table-cell table:style-name="ce5" office:value-type="string">
            <text:p>https://i.pinimg.com/originals/de/32/8d/de328dca081833881da25a613350cdf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489">
            <text:p>489</text:p>
          </table:table-cell>
          <table:table-cell table:style-name="ce5" office:value-type="string">
            <text:p>https://i.pinimg.com/originals/e3/ef/f1/e3eff11dd148a3e26460cac88a58869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490">
            <text:p>490</text:p>
          </table:table-cell>
          <table:table-cell table:style-name="ce5" office:value-type="string">
            <text:p>https://i.pinimg.com/originals/e7/4b/17/e74b17999151c7ce7ebb74df38d6ca6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491">
            <text:p>491</text:p>
          </table:table-cell>
          <table:table-cell table:style-name="ce5" office:value-type="string">
            <text:p>https://i.pinimg.com/originals/e6/43/a7/e643a775e8980fd068991761722135f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492">
            <text:p>492</text:p>
          </table:table-cell>
          <table:table-cell table:style-name="ce5" office:value-type="string">
            <text:p>https://i.pinimg.com/originals/e2/20/9e/e2209e45556307ec69160f99a6ed5fd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493">
            <text:p>493</text:p>
          </table:table-cell>
          <table:table-cell table:style-name="ce5" office:value-type="string">
            <text:p>https://i.pinimg.com/originals/eb/f8/05/ebf805d150dbbc917f56fb882ccda36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494">
            <text:p>494</text:p>
          </table:table-cell>
          <table:table-cell table:style-name="ce5" office:value-type="string">
            <text:p>https://i.pinimg.com/originals/ed/8c/4e/ed8c4eadc6c700ebed7ef00be007ecd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495">
            <text:p>495</text:p>
          </table:table-cell>
          <table:table-cell table:style-name="ce5" office:value-type="string">
            <text:p>https://i.pinimg.com/originals/a9/21/de/a921de9ea2d50302dd16859f467b984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496">
            <text:p>496</text:p>
          </table:table-cell>
          <table:table-cell table:style-name="ce5" office:value-type="string">
            <text:p>https://i.pinimg.com/originals/f1/c5/82/f1c5828c3e2703f4589120d430cc9c2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497">
            <text:p>497</text:p>
          </table:table-cell>
          <table:table-cell table:style-name="ce5" office:value-type="string">
            <text:p>https://i.pinimg.com/originals/f7/ba/62/f7ba621e2bdd952b4c76150c2afd75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498">
            <text:p>498</text:p>
          </table:table-cell>
          <table:table-cell table:style-name="ce5" office:value-type="string">
            <text:p>https://i.pinimg.com/originals/89/b3/d9/89b3d97caac9cfb2d3404eb2b015bf4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499">
            <text:p>499</text:p>
          </table:table-cell>
          <table:table-cell table:style-name="ce5" office:value-type="string">
            <text:p>https://i.pinimg.com/originals/fd/86/c2/fd86c2face3511498879bd5b96c8e5a9.jp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Informal_Upright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500">
            <text:p>500</text:p>
          </table:table-cell>
          <table:table-cell table:style-name="ce5" office:value-type="string">
            <text:p>https://i.pinimg.com/originals/85/c2/79/85c2797116dc07bbe86a1ed51e66f69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501">
            <text:p>501</text:p>
          </table:table-cell>
          <table:table-cell table:style-name="ce5" office:value-type="string">
            <text:p>https://i.pinimg.com/originals/ee/84/10/ee8410d14fc8dde31c574cff70dbe5f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502">
            <text:p>502</text:p>
          </table:table-cell>
          <table:table-cell table:style-name="ce5" office:value-type="string">
            <text:p>https://i.pinimg.com/originals/c0/67/d7/c067d78cbe86cb664131ee3dfc5244c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503">
            <text:p>503</text:p>
          </table:table-cell>
          <table:table-cell table:style-name="ce5" office:value-type="string">
            <text:p>https://i.pinimg.com/originals/dc/38/af/dc38afa37443b96bc61baa7e65a4576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504">
            <text:p>504</text:p>
          </table:table-cell>
          <table:table-cell table:style-name="ce5" office:value-type="string">
            <text:p>https://i.pinimg.com/originals/ee/b4/10/eeb4100eb052a985ae3e66221fb7369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505">
            <text:p>505</text:p>
          </table:table-cell>
          <table:table-cell table:style-name="ce5" office:value-type="string">
            <text:p>https://i.pinimg.com/originals/8d/c3/7e/8dc37e5f09e0dc8921972f7c6203211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506">
            <text:p>506</text:p>
          </table:table-cell>
          <table:table-cell table:style-name="ce5" office:value-type="string">
            <text:p>https://i.pinimg.com/originals/75/9c/21/759c21fb7f7d6298d4df4ce7b37ee59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507">
            <text:p>507</text:p>
          </table:table-cell>
          <table:table-cell table:style-name="ce5" office:value-type="string">
            <text:p>https://i.pinimg.com/originals/5d/2f/7e/5d2f7e0abf4cf30eb83deb1c62be36d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508">
            <text:p>508</text:p>
          </table:table-cell>
          <table:table-cell table:style-name="ce5" office:value-type="string">
            <text:p>https://i.pinimg.com/originals/08/f9/0c/08f90c67a5dba1156746a12bc034e1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509">
            <text:p>509</text:p>
          </table:table-cell>
          <table:table-cell table:style-name="ce5" office:value-type="string">
            <text:p>https://i.pinimg.com/originals/15/16/ca/1516ca249d9b4a6fa18a3256664941b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510">
            <text:p>510</text:p>
          </table:table-cell>
          <table:table-cell table:style-name="ce5" office:value-type="string">
            <text:p>https://i.pinimg.com/originals/07/0c/e4/070ce4f35a555a63d52c518530f24f4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511">
            <text:p>511</text:p>
          </table:table-cell>
          <table:table-cell table:style-name="ce5" office:value-type="string">
            <text:p>https://i.pinimg.com/originals/ee/87/6f/ee876ff5e00cf5a95e151a37d55888a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512">
            <text:p>512</text:p>
          </table:table-cell>
          <table:table-cell table:style-name="ce5" office:value-type="string">
            <text:p>https://i.pinimg.com/originals/5b/ae/80/5bae808e72dcf4b806d2cd48e7bae11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513">
            <text:p>513</text:p>
          </table:table-cell>
          <table:table-cell table:style-name="ce5" office:value-type="string">
            <text:p>https://i.pinimg.com/originals/8c/23/df/8c23df65bae748ff8b3108b0633d33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514">
            <text:p>514</text:p>
          </table:table-cell>
          <table:table-cell table:style-name="ce5" office:value-type="string">
            <text:p>https://i.pinimg.com/originals/50/0d/23/500d230a0990c45fcf51128ffeb262c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515">
            <text:p>515</text:p>
          </table:table-cell>
          <table:table-cell table:style-name="ce5" office:value-type="string">
            <text:p>https://i.pinimg.com/originals/ff/3d/89/ff3d89090ecf8493eb023b405d9e6c2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516">
            <text:p>516</text:p>
          </table:table-cell>
          <table:table-cell table:style-name="ce5" office:value-type="string">
            <text:p>https://i.pinimg.com/originals/13/22/16/1322166530a641c720b0571e380e07d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517">
            <text:p>517</text:p>
          </table:table-cell>
          <table:table-cell table:style-name="ce5" office:value-type="string">
            <text:p>https://i.pinimg.com/originals/2c/3b/2a/2c3b2ae20f65e8790397c42622dd64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518">
            <text:p>518</text:p>
          </table:table-cell>
          <table:table-cell table:style-name="ce5" office:value-type="string">
            <text:p>https://i.pinimg.com/originals/97/4f/4f/974f4f1312878ae042e1dad87f2323e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519">
            <text:p>519</text:p>
          </table:table-cell>
          <table:table-cell table:style-name="ce5" office:value-type="string">
            <text:p>https://i.pinimg.com/originals/23/d5/95/23d5952d554c9a84fd635955acc80bf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520">
            <text:p>520</text:p>
          </table:table-cell>
          <table:table-cell table:style-name="ce5" office:value-type="string">
            <text:p>https://i.pinimg.com/originals/63/6b/3a/636b3a54248fd65b4793ee9a3a9ddc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521">
            <text:p>521</text:p>
          </table:table-cell>
          <table:table-cell table:style-name="ce5" office:value-type="string">
            <text:p>https://i.pinimg.com/originals/17/e1/7b/17e17bf6e5f7a2d40a3c169340b61ad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522">
            <text:p>522</text:p>
          </table:table-cell>
          <table:table-cell table:style-name="ce5" office:value-type="string">
            <text:p>https://i.pinimg.com/originals/70/4e/55/704e55275a717e3e735b21a12ab2ef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523">
            <text:p>523</text:p>
          </table:table-cell>
          <table:table-cell table:style-name="ce5" office:value-type="string">
            <text:p>https://i.pinimg.com/originals/79/3e/08/793e081dc17cd087660aeefc698c9fc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524">
            <text:p>524</text:p>
          </table:table-cell>
          <table:table-cell table:style-name="ce5" office:value-type="string">
            <text:p>https://i.pinimg.com/originals/b7/48/43/b74843dfe6832a9bca630ac7c95e06e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525">
            <text:p>525</text:p>
          </table:table-cell>
          <table:table-cell table:style-name="ce5" office:value-type="string">
            <text:p>https://i.pinimg.com/originals/47/fe/28/47fe28878d8e2ca42e14193e48370ce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526">
            <text:p>526</text:p>
          </table:table-cell>
          <table:table-cell table:style-name="ce5" office:value-type="string">
            <text:p>https://i.pinimg.com/originals/fc/9f/5a/fc9f5af7f81151a33279f212d3e572b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527">
            <text:p>527</text:p>
          </table:table-cell>
          <table:table-cell table:style-name="ce5" office:value-type="string">
            <text:p>https://i.pinimg.com/originals/1d/d8/d7/1dd8d7333a86cb32b9360e8ea0e088c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528">
            <text:p>528</text:p>
          </table:table-cell>
          <table:table-cell table:style-name="ce5" office:value-type="string">
            <text:p>https://i.pinimg.com/originals/90/ea/73/90ea73a5d89c84e5edb4d765101bfaf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529">
            <text:p>529</text:p>
          </table:table-cell>
          <table:table-cell table:style-name="ce5" office:value-type="string">
            <text:p>https://i.pinimg.com/originals/53/a6/73/53a673b11f11eec05d5aaae0525f5f2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530">
            <text:p>530</text:p>
          </table:table-cell>
          <table:table-cell table:style-name="ce5" office:value-type="string">
            <text:p>https://i.pinimg.com/originals/27/c9/f2/27c9f207aa1c1c023d5dc3b1365ffe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531">
            <text:p>531</text:p>
          </table:table-cell>
          <table:table-cell table:style-name="ce5" office:value-type="string">
            <text:p>https://i.pinimg.com/originals/0d/f8/ce/0df8ce8463df38380cbaeacc8345f44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532">
            <text:p>532</text:p>
          </table:table-cell>
          <table:table-cell table:style-name="ce5" office:value-type="string">
            <text:p>https://i.pinimg.com/originals/0f/53/6d/0f536dbf8bb67835e572adad029acc8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533">
            <text:p>533</text:p>
          </table:table-cell>
          <table:table-cell table:style-name="ce5" office:value-type="string">
            <text:p>https://i.pinimg.com/originals/02/df/21/02df210610a20f3d5e4d373c6401ff7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534">
            <text:p>534</text:p>
          </table:table-cell>
          <table:table-cell table:style-name="ce5" office:value-type="string">
            <text:p>https://i.pinimg.com/originals/2e/37/af/2e37afb917a1c5692a01e28576d7bf3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535">
            <text:p>535</text:p>
          </table:table-cell>
          <table:table-cell table:style-name="ce5" office:value-type="string">
            <text:p>https://i.pinimg.com/originals/4b/25/b5/4b25b5f47cb0abef12a3ae6efb3de8b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536">
            <text:p>536</text:p>
          </table:table-cell>
          <table:table-cell table:style-name="ce5" office:value-type="string">
            <text:p>https://i.pinimg.com/originals/4c/0d/ad/4c0dad85a433c15c6bedc3d6a03fc74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537">
            <text:p>537</text:p>
          </table:table-cell>
          <table:table-cell table:style-name="ce5" office:value-type="string">
            <text:p>https://i.pinimg.com/originals/7b/e1/8c/7be18c9ebf3c31306f5c951c8da6f7f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538">
            <text:p>538</text:p>
          </table:table-cell>
          <table:table-cell table:style-name="ce5" office:value-type="string">
            <text:p>https://i.pinimg.com/originals/fd/20/79/fd207908efbf1f9490b42d61035042d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539">
            <text:p>539</text:p>
          </table:table-cell>
          <table:table-cell table:style-name="ce5" office:value-type="string">
            <text:p>https://i.pinimg.com/originals/9e/ad/2e/9ead2e201c583adc3b599f34c3a528f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540">
            <text:p>540</text:p>
          </table:table-cell>
          <table:table-cell table:style-name="ce5" office:value-type="string">
            <text:p>https://i.pinimg.com/originals/11/c8/52/11c85271bc5972e294ff333c5bcd33c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541">
            <text:p>541</text:p>
          </table:table-cell>
          <table:table-cell table:style-name="ce5" office:value-type="string">
            <text:p>https://i.pinimg.com/originals/25/f0/9e/25f09ebccad9733d476fd304f5fe917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542">
            <text:p>542</text:p>
          </table:table-cell>
          <table:table-cell table:style-name="ce5" office:value-type="string">
            <text:p>https://i.pinimg.com/originals/43/b8/07/43b8071908e84d7d6cd5d23a6e0997f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543">
            <text:p>543</text:p>
          </table:table-cell>
          <table:table-cell table:style-name="ce5" office:value-type="string">
            <text:p>https://i.pinimg.com/originals/58/c5/5d/58c55d79573b4722e7010472e56db02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544">
            <text:p>544</text:p>
          </table:table-cell>
          <table:table-cell table:style-name="ce5" office:value-type="string">
            <text:p>https://i.pinimg.com/originals/72/b2/33/72b2330eb5298069e254c6b301ed961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545">
            <text:p>545</text:p>
          </table:table-cell>
          <table:table-cell table:style-name="ce5" office:value-type="string">
            <text:p>https://i.pinimg.com/originals/70/1c/9d/701c9daf6be35cd0278c3dfa604d1a0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546">
            <text:p>546</text:p>
          </table:table-cell>
          <table:table-cell table:style-name="ce5" office:value-type="string">
            <text:p>https://i.pinimg.com/originals/74/58/f3/7458f3195de4e7a45c265a06b53800b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547">
            <text:p>547</text:p>
          </table:table-cell>
          <table:table-cell table:style-name="ce5" office:value-type="string">
            <text:p>https://i.pinimg.com/originals/42/37/34/4237342e4e6fd4610bf80ae31a37502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548">
            <text:p>548</text:p>
          </table:table-cell>
          <table:table-cell table:style-name="ce5" office:value-type="string">
            <text:p>https://i.pinimg.com/originals/a5/55/d2/a555d2a69333986dc5509eba31e0995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549">
            <text:p>549</text:p>
          </table:table-cell>
          <table:table-cell table:style-name="ce5" office:value-type="string">
            <text:p>https://i.pinimg.com/originals/bc/41/3a/bc413afbdea767ffd404c5193658d7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550">
            <text:p>550</text:p>
          </table:table-cell>
          <table:table-cell table:style-name="ce5" office:value-type="string">
            <text:p>https://i.pinimg.com/originals/da/45/cc/da45cc21491270e882ba7e548bbe9b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551">
            <text:p>551</text:p>
          </table:table-cell>
          <table:table-cell table:style-name="ce5" office:value-type="string">
            <text:p>https://i.pinimg.com/originals/ef/64/2b/ef642b4cac4f40fa6dbea440622de28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552">
            <text:p>552</text:p>
          </table:table-cell>
          <table:table-cell table:style-name="ce5" office:value-type="string">
            <text:p>https://i.pinimg.com/originals/f0/c9/db/f0c9db0bcecf064a44a638d9e1fb1c0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553">
            <text:p>553</text:p>
          </table:table-cell>
          <table:table-cell table:style-name="ce5" office:value-type="string">
            <text:p>https://i.pinimg.com/originals/f2/e4/60/f2e460725e5dfeca65969411fff8513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554">
            <text:p>554</text:p>
          </table:table-cell>
          <table:table-cell table:style-name="ce5" office:value-type="string">
            <text:p>https://i.pinimg.com/originals/0c/db/dd/0cdbdd8797bcee6daa91590cbe64c91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555">
            <text:p>555</text:p>
          </table:table-cell>
          <table:table-cell table:style-name="ce5" office:value-type="string">
            <text:p>https://i.pinimg.com/originals/2c/b2/4e/2cb24e37ef3a88301351423a244609d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556">
            <text:p>556</text:p>
          </table:table-cell>
          <table:table-cell table:style-name="ce5" office:value-type="string">
            <text:p>https://i.pinimg.com/originals/e4/a5/d6/e4a5d671f6eb089fef5dea492e362cf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557">
            <text:p>557</text:p>
          </table:table-cell>
          <table:table-cell table:style-name="ce5" office:value-type="string">
            <text:p>https://i.pinimg.com/originals/4c/c7/1c/4cc71cf118bf9721d657a4d44fa2bcf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558">
            <text:p>558</text:p>
          </table:table-cell>
          <table:table-cell table:style-name="ce5" office:value-type="string">
            <text:p>https://i.pinimg.com/originals/e8/73/af/e873af0d5fb26918c57f5f55ed832ac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559">
            <text:p>559</text:p>
          </table:table-cell>
          <table:table-cell table:style-name="ce5" office:value-type="string">
            <text:p>https://i.pinimg.com/originals/5c/8f/a4/5c8fa4155e6b47ee0aa9f073d007fa6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560">
            <text:p>560</text:p>
          </table:table-cell>
          <table:table-cell table:style-name="ce5" office:value-type="string">
            <text:p>https://i.pinimg.com/originals/92/9e/80/929e80b1d3265e0addb7e2d9e47dd33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561">
            <text:p>561</text:p>
          </table:table-cell>
          <table:table-cell table:style-name="ce5" office:value-type="string">
            <text:p>https://i.pinimg.com/originals/fd/6d/c8/fd6dc802c6c5bd16ea851c478a9397f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562">
            <text:p>562</text:p>
          </table:table-cell>
          <table:table-cell table:style-name="ce5" office:value-type="string">
            <text:p>https://i.pinimg.com/originals/ff/ab/73/ffab7395e2c34b787b36bbe80f2efe7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563">
            <text:p>563</text:p>
          </table:table-cell>
          <table:table-cell table:style-name="ce5" office:value-type="string">
            <text:p>https://i.pinimg.com/originals/79/c9/a0/79c9a07e0b79a790f82ee60a0b9f9f3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564">
            <text:p>564</text:p>
          </table:table-cell>
          <table:table-cell table:style-name="ce5" office:value-type="string">
            <text:p>https://i.pinimg.com/originals/94/ca/10/94ca108df17d097cad659bcf5ebe133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565">
            <text:p>565</text:p>
          </table:table-cell>
          <table:table-cell table:style-name="ce5" office:value-type="string">
            <text:p>https://i.pinimg.com/originals/33/a6/64/33a664d0e4a360eb9f444bf257a59f0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566">
            <text:p>566</text:p>
          </table:table-cell>
          <table:table-cell table:style-name="ce5" office:value-type="string">
            <text:p>https://i.pinimg.com/originals/15/22/9e/15229ef46e74527b9eb89275e526958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567">
            <text:p>567</text:p>
          </table:table-cell>
          <table:table-cell table:style-name="ce5" office:value-type="string">
            <text:p>https://i.pinimg.com/originals/82/67/44/826744117542b6889853df200d3ab55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568">
            <text:p>568</text:p>
          </table:table-cell>
          <table:table-cell table:style-name="ce5" office:value-type="string">
            <text:p>https://i.pinimg.com/originals/6a/14/d8/6a14d86420fd905d490e84ea87dd07b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569">
            <text:p>569</text:p>
          </table:table-cell>
          <table:table-cell table:style-name="ce5" office:value-type="string">
            <text:p>https://i.pinimg.com/originals/d0/c5/0a/d0c50aa6f2ddbd4a7e965cba465521d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570">
            <text:p>570</text:p>
          </table:table-cell>
          <table:table-cell table:style-name="ce5" office:value-type="string">
            <text:p>https://i.pinimg.com/originals/b9/8f/db/b98fdb65aca383d19aa4ab247fb931f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571">
            <text:p>571</text:p>
          </table:table-cell>
          <table:table-cell table:style-name="ce5" office:value-type="string">
            <text:p>https://i.pinimg.com/originals/11/f5/8b/11f58b423055914f7fd7ac11de3387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572">
            <text:p>572</text:p>
          </table:table-cell>
          <table:table-cell table:style-name="ce5" office:value-type="string">
            <text:p>https://i.pinimg.com/originals/f9/da/c8/f9dac8ec5d66f41d64d9fbecbdf5a43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573">
            <text:p>573</text:p>
          </table:table-cell>
          <table:table-cell table:style-name="ce5" office:value-type="string">
            <text:p>https://i.pinimg.com/originals/17/fb/5f/17fb5fad0c96eb0dae5ba6da3f59a4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574">
            <text:p>574</text:p>
          </table:table-cell>
          <table:table-cell table:style-name="ce5" office:value-type="string">
            <text:p>https://i.pinimg.com/originals/94/e6/4b/94e64b6669a81e342963783ace419e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575">
            <text:p>575</text:p>
          </table:table-cell>
          <table:table-cell table:style-name="ce5" office:value-type="string">
            <text:p>https://i.pinimg.com/originals/ac/a8/a6/aca8a6afa756acb458ce85fdc0a47f8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576">
            <text:p>576</text:p>
          </table:table-cell>
          <table:table-cell table:style-name="ce5" office:value-type="string">
            <text:p>https://i.pinimg.com/originals/e0/25/e8/e025e86eaf03979bbb1b57b18a1097d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577">
            <text:p>577</text:p>
          </table:table-cell>
          <table:table-cell table:style-name="ce5" office:value-type="string">
            <text:p>https://i.pinimg.com/originals/45/11/a0/4511a00dc9c63c0d9fc9c3d9e66078e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578">
            <text:p>578</text:p>
          </table:table-cell>
          <table:table-cell table:style-name="ce5" office:value-type="string">
            <text:p>https://i.pinimg.com/originals/26/42/8d/26428d4ea5dc36d1f776ad88a4314cd6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579">
            <text:p>579</text:p>
          </table:table-cell>
          <table:table-cell table:style-name="ce5" office:value-type="string">
            <text:p>https://i.pinimg.com/originals/31/0f/5e/310f5e7c4c7710d53a4db5a63aa2a8f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580">
            <text:p>580</text:p>
          </table:table-cell>
          <table:table-cell table:style-name="ce5" office:value-type="string">
            <text:p>https://i.pinimg.com/originals/ae/d2/7c/aed27cd45b1df6f6d4d3b31e42d4bde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581">
            <text:p>581</text:p>
          </table:table-cell>
          <table:table-cell table:style-name="ce5" office:value-type="string">
            <text:p>https://i.pinimg.com/originals/e0/28/a3/e028a3411e369ae358901c80e1007a5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582">
            <text:p>582</text:p>
          </table:table-cell>
          <table:table-cell table:style-name="ce5" office:value-type="string">
            <text:p>https://i.pinimg.com/originals/6f/7a/20/6f7a202e2b6215672c7df1be6c8f948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583">
            <text:p>583</text:p>
          </table:table-cell>
          <table:table-cell table:style-name="ce5" office:value-type="string">
            <text:p>https://i.pinimg.com/originals/22/55/59/22555957a062f640a1a98464553e39b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584">
            <text:p>584</text:p>
          </table:table-cell>
          <table:table-cell table:style-name="ce5" office:value-type="string">
            <text:p>https://i.pinimg.com/originals/ac/d6/f8/acd6f88bb77a9d0f08bd2ea8cb7202a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585">
            <text:p>585</text:p>
          </table:table-cell>
          <table:table-cell table:style-name="ce5" office:value-type="string">
            <text:p>https://i.pinimg.com/originals/ae/f3/7f/aef37fccf2792ad25ba51e9d0ce0e09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586">
            <text:p>586</text:p>
          </table:table-cell>
          <table:table-cell table:style-name="ce5" office:value-type="string">
            <text:p>https://i.pinimg.com/originals/6f/23/7e/6f237ec60ac275852ed81cafd19b77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587">
            <text:p>587</text:p>
          </table:table-cell>
          <table:table-cell table:style-name="ce5" office:value-type="string">
            <text:p>https://i.pinimg.com/originals/14/7f/0b/147f0b661947fdac77a546973b18fa3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588">
            <text:p>588</text:p>
          </table:table-cell>
          <table:table-cell table:style-name="ce5" office:value-type="string">
            <text:p>https://i.pinimg.com/originals/ce/f8/ac/cef8ac8a64aa1c6d7f4455dbe5a77fc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589">
            <text:p>589</text:p>
          </table:table-cell>
          <table:table-cell table:style-name="ce5" office:value-type="string">
            <text:p>https://i.pinimg.com/originals/8e/63/c4/8e63c4a7c7ea6906107c94edd187dba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590">
            <text:p>590</text:p>
          </table:table-cell>
          <table:table-cell table:style-name="ce5" office:value-type="string">
            <text:p>https://i.pinimg.com/originals/87/8b/0d/878b0d4a0cf8c6868de83817642751b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591">
            <text:p>591</text:p>
          </table:table-cell>
          <table:table-cell table:style-name="ce5" office:value-type="string">
            <text:p>https://i.pinimg.com/originals/a5/1a/0c/a51a0c8853a784818812e8ae07c2093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592">
            <text:p>592</text:p>
          </table:table-cell>
          <table:table-cell table:style-name="ce5" office:value-type="string">
            <text:p>https://i.pinimg.com/originals/32/fa/62/32fa62f084d59f819ddfde31a69db7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593">
            <text:p>593</text:p>
          </table:table-cell>
          <table:table-cell table:style-name="ce5" office:value-type="string">
            <text:p>https://i.pinimg.com/originals/7b/42/11/7b4211a7039ccb98fac992e6b4265d8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594">
            <text:p>594</text:p>
          </table:table-cell>
          <table:table-cell table:style-name="ce5" office:value-type="string">
            <text:p>https://i.pinimg.com/originals/87/b8/98/87b89881ae9ee2e219252b5b49f228f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595">
            <text:p>595</text:p>
          </table:table-cell>
          <table:table-cell table:style-name="ce5" office:value-type="string">
            <text:p>https://i.pinimg.com/originals/95/fb/67/95fb67a5a2334dc78781b17537af03a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596">
            <text:p>596</text:p>
          </table:table-cell>
          <table:table-cell table:style-name="ce5" office:value-type="string">
            <text:p>https://i.pinimg.com/originals/74/8b/fa/748bfa5f8f04c104829ae37daa116d3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597">
            <text:p>597</text:p>
          </table:table-cell>
          <table:table-cell table:style-name="ce5" office:value-type="string">
            <text:p>https://i.pinimg.com/originals/92/3b/6c/923b6c76b8ea73aaf4089f815d79fe8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598">
            <text:p>598</text:p>
          </table:table-cell>
          <table:table-cell table:style-name="ce5" office:value-type="string">
            <text:p>https://i.pinimg.com/originals/16/44/d6/1644d6b3fb40ab8be8543c295ea98b7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599">
            <text:p>599</text:p>
          </table:table-cell>
          <table:table-cell table:style-name="ce5" office:value-type="string">
            <text:p>https://i.pinimg.com/originals/65/30/a1/6530a16ad89c5a5fa17a8d29180932a7.jp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spanned="3" table:number-rows-spanned="1"/>
          <table:covered-table-cell table:style-name="ce4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Slanting</text:p>
          </table:table-cell>
          <table:covered-table-cell table:style-name="ce1"/>
          <table:covered-table-cell office:value-type="string">
            <text:p>Chokkan</text:p>
          </table:covered-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entification</text:p>
          </table:table-cell>
          <table:table-cell table:style-name="ce6" office:value-type="string">
            <text:p>URL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</text:p>
          </table:table-cell>
          <table:table-cell table:style-name="ce2" office:value-type="float" office:value="600">
            <text:p>600</text:p>
          </table:table-cell>
          <table:table-cell table:style-name="ce5" office:value-type="string">
            <text:p>https://i.pinimg.com/originals/d9/e1/7c/d9e17cb91ed66a945601fdd7ed8f853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</text:p>
          </table:table-cell>
          <table:table-cell table:style-name="ce2" office:value-type="float" office:value="601">
            <text:p>601</text:p>
          </table:table-cell>
          <table:table-cell table:style-name="ce5" office:value-type="string">
            <text:p>https://i.pinimg.com/originals/62/16/24/62162458469721c555b7fcd45c45d6d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</text:p>
          </table:table-cell>
          <table:table-cell table:style-name="ce2" office:value-type="float" office:value="602">
            <text:p>602</text:p>
          </table:table-cell>
          <table:table-cell table:style-name="ce5" office:value-type="string">
            <text:p>https://i.pinimg.com/originals/18/f0/0c/18f00c257b14aec03fe5e09338f6ed6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</text:p>
          </table:table-cell>
          <table:table-cell table:style-name="ce2" office:value-type="float" office:value="603">
            <text:p>603</text:p>
          </table:table-cell>
          <table:table-cell table:style-name="ce5" office:value-type="string">
            <text:p>https://i.pinimg.com/originals/f4/9d/5f/f49d5fae29f9cb7a085c2c38f70c0cb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</text:p>
          </table:table-cell>
          <table:table-cell table:style-name="ce2" office:value-type="float" office:value="604">
            <text:p>604</text:p>
          </table:table-cell>
          <table:table-cell table:style-name="ce5" office:value-type="string">
            <text:p>https://i.pinimg.com/originals/ec/0b/3d/ec0b3d716b488a99ac193ec4ccd7237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</text:p>
          </table:table-cell>
          <table:table-cell table:style-name="ce2" office:value-type="float" office:value="605">
            <text:p>605</text:p>
          </table:table-cell>
          <table:table-cell table:style-name="ce5" office:value-type="string">
            <text:p>https://i.pinimg.com/originals/17/fd/a4/17fda46df752c444888c45494763607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</text:p>
          </table:table-cell>
          <table:table-cell table:style-name="ce2" office:value-type="float" office:value="606">
            <text:p>606</text:p>
          </table:table-cell>
          <table:table-cell table:style-name="ce5" office:value-type="string">
            <text:p>https://i.pinimg.com/originals/77/8b/27/778b27934e38d7f2ac1f65d38abb9f4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</text:p>
          </table:table-cell>
          <table:table-cell table:style-name="ce2" office:value-type="float" office:value="607">
            <text:p>607</text:p>
          </table:table-cell>
          <table:table-cell table:style-name="ce5" office:value-type="string">
            <text:p>https://i.pinimg.com/originals/90/20/5e/90205eaaaf5ac0b2b5b509573005d49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</text:p>
          </table:table-cell>
          <table:table-cell table:style-name="ce2" office:value-type="float" office:value="608">
            <text:p>608</text:p>
          </table:table-cell>
          <table:table-cell table:style-name="ce5" office:value-type="string">
            <text:p>https://i.pinimg.com/originals/c9/ed/f8/c9edf802867e05c27798353602f677d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</text:p>
          </table:table-cell>
          <table:table-cell table:style-name="ce2" office:value-type="float" office:value="609">
            <text:p>609</text:p>
          </table:table-cell>
          <table:table-cell table:style-name="ce5" office:value-type="string">
            <text:p>https://i.pinimg.com/originals/1b/8a/29/1b8a29bd9820de528c177841d09994e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1</text:p>
          </table:table-cell>
          <table:table-cell table:style-name="ce2" office:value-type="float" office:value="610">
            <text:p>610</text:p>
          </table:table-cell>
          <table:table-cell table:style-name="ce5" office:value-type="string">
            <text:p>https://i.pinimg.com/originals/4a/9f/23/4a9f233de5c80f464fb6819c64931b8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2</text:p>
          </table:table-cell>
          <table:table-cell table:style-name="ce2" office:value-type="float" office:value="611">
            <text:p>611</text:p>
          </table:table-cell>
          <table:table-cell table:style-name="ce5" office:value-type="string">
            <text:p>https://i.pinimg.com/originals/5e/5f/51/5e5f511e19a1116887a41c27fd35b80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3</text:p>
          </table:table-cell>
          <table:table-cell table:style-name="ce2" office:value-type="float" office:value="612">
            <text:p>612</text:p>
          </table:table-cell>
          <table:table-cell table:style-name="ce5" office:value-type="string">
            <text:p>https://i.pinimg.com/originals/fc/1f/6c/fc1f6c3fb3dbbc8b76deb3eb999fc56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4</text:p>
          </table:table-cell>
          <table:table-cell table:style-name="ce2" office:value-type="float" office:value="613">
            <text:p>613</text:p>
          </table:table-cell>
          <table:table-cell table:style-name="ce5" office:value-type="string">
            <text:p>https://i.pinimg.com/originals/59/fd/0f/59fd0fd845045b7df10b76ea9e59c00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5</text:p>
          </table:table-cell>
          <table:table-cell table:style-name="ce2" office:value-type="float" office:value="614">
            <text:p>614</text:p>
          </table:table-cell>
          <table:table-cell table:style-name="ce5" office:value-type="string">
            <text:p>https://i.pinimg.com/originals/fc/08/c3/fc08c3f730bccbe799cb8a562c99994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6</text:p>
          </table:table-cell>
          <table:table-cell table:style-name="ce2" office:value-type="float" office:value="615">
            <text:p>615</text:p>
          </table:table-cell>
          <table:table-cell table:style-name="ce5" office:value-type="string">
            <text:p>https://i.pinimg.com/originals/55/68/54/55685413f1e11dd1d5634151dd7fca0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7</text:p>
          </table:table-cell>
          <table:table-cell table:style-name="ce2" office:value-type="float" office:value="616">
            <text:p>616</text:p>
          </table:table-cell>
          <table:table-cell table:style-name="ce5" office:value-type="string">
            <text:p>https://i.pinimg.com/originals/3d/d2/6d/3dd26d3f4d7377b48964362dd5360f3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8</text:p>
          </table:table-cell>
          <table:table-cell table:style-name="ce2" office:value-type="float" office:value="617">
            <text:p>617</text:p>
          </table:table-cell>
          <table:table-cell table:style-name="ce5" office:value-type="string">
            <text:p>https://i.pinimg.com/originals/38/a8/84/38a8847ecbf20f1ebc0650f96c361de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9</text:p>
          </table:table-cell>
          <table:table-cell table:style-name="ce2" office:value-type="float" office:value="618">
            <text:p>618</text:p>
          </table:table-cell>
          <table:table-cell table:style-name="ce5" office:value-type="string">
            <text:p>https://i.pinimg.com/originals/8b/52/f1/8b52f1f6659b2ef445ce42b53f3b435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0</text:p>
          </table:table-cell>
          <table:table-cell table:style-name="ce2" office:value-type="float" office:value="619">
            <text:p>619</text:p>
          </table:table-cell>
          <table:table-cell table:style-name="ce5" office:value-type="string">
            <text:p>https://i.pinimg.com/originals/99/a8/40/99a840f62073e679c6ed0badaf80cba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1</text:p>
          </table:table-cell>
          <table:table-cell table:style-name="ce2" office:value-type="float" office:value="620">
            <text:p>620</text:p>
          </table:table-cell>
          <table:table-cell table:style-name="ce5" office:value-type="string">
            <text:p>https://i.pinimg.com/originals/5f/90/71/5f907162ff22987ab715cfe8856d29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2</text:p>
          </table:table-cell>
          <table:table-cell table:style-name="ce2" office:value-type="float" office:value="621">
            <text:p>621</text:p>
          </table:table-cell>
          <table:table-cell table:style-name="ce5" office:value-type="string">
            <text:p>https://i.pinimg.com/originals/97/d8/7f/97d87f3208fedb50819dd9dc8c4dfe0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3</text:p>
          </table:table-cell>
          <table:table-cell table:style-name="ce2" office:value-type="float" office:value="622">
            <text:p>622</text:p>
          </table:table-cell>
          <table:table-cell table:style-name="ce5" office:value-type="string">
            <text:p>https://i.pinimg.com/originals/72/14/8b/72148baa03ba796e9dcc1f8a9706a72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4</text:p>
          </table:table-cell>
          <table:table-cell table:style-name="ce2" office:value-type="float" office:value="623">
            <text:p>623</text:p>
          </table:table-cell>
          <table:table-cell table:style-name="ce5" office:value-type="string">
            <text:p>https://i.pinimg.com/originals/97/87/6b/97876beda40c6af8e8486a4f2234304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5</text:p>
          </table:table-cell>
          <table:table-cell table:style-name="ce2" office:value-type="float" office:value="624">
            <text:p>624</text:p>
          </table:table-cell>
          <table:table-cell table:style-name="ce5" office:value-type="string">
            <text:p>https://i.pinimg.com/originals/c3/12/02/c3120206b05ae9f9a976bab242a469e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6</text:p>
          </table:table-cell>
          <table:table-cell table:style-name="ce2" office:value-type="float" office:value="625">
            <text:p>625</text:p>
          </table:table-cell>
          <table:table-cell table:style-name="ce5" office:value-type="string">
            <text:p>https://i.pinimg.com/originals/85/ad/b4/85adb4dcb1ae1393318569ffc02d6e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7</text:p>
          </table:table-cell>
          <table:table-cell table:style-name="ce2" office:value-type="float" office:value="626">
            <text:p>626</text:p>
          </table:table-cell>
          <table:table-cell table:style-name="ce5" office:value-type="string">
            <text:p>https://i.pinimg.com/originals/ee/9e/e3/ee9ee380ea95fad4eec5c216c60007b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8</text:p>
          </table:table-cell>
          <table:table-cell table:style-name="ce2" office:value-type="float" office:value="627">
            <text:p>627</text:p>
          </table:table-cell>
          <table:table-cell table:style-name="ce5" office:value-type="string">
            <text:p>https://i.pinimg.com/originals/bd/b6/61/bdb6615d7fcfe1098b0cd73bcc80cbc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29</text:p>
          </table:table-cell>
          <table:table-cell table:style-name="ce2" office:value-type="float" office:value="628">
            <text:p>628</text:p>
          </table:table-cell>
          <table:table-cell table:style-name="ce5" office:value-type="string">
            <text:p>https://i.pinimg.com/originals/6a/51/f9/6a51f96665edd5074fbe1dda76d8668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0</text:p>
          </table:table-cell>
          <table:table-cell table:style-name="ce2" office:value-type="float" office:value="629">
            <text:p>629</text:p>
          </table:table-cell>
          <table:table-cell table:style-name="ce5" office:value-type="string">
            <text:p>https://i.pinimg.com/originals/9f/bb/da/9fbbdab2e651e88d126bb6e04d06c77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1</text:p>
          </table:table-cell>
          <table:table-cell table:style-name="ce2" office:value-type="float" office:value="630">
            <text:p>630</text:p>
          </table:table-cell>
          <table:table-cell table:style-name="ce5" office:value-type="string">
            <text:p>https://i.pinimg.com/originals/aa/1c/ac/aa1cac1e1400110fcc9a06401d2266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2</text:p>
          </table:table-cell>
          <table:table-cell table:style-name="ce2" office:value-type="float" office:value="631">
            <text:p>631</text:p>
          </table:table-cell>
          <table:table-cell table:style-name="ce5" office:value-type="string">
            <text:p>https://i.pinimg.com/originals/88/2f/bc/882fbcc9520dd7c3550a83b38356108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3</text:p>
          </table:table-cell>
          <table:table-cell table:style-name="ce2" office:value-type="float" office:value="632">
            <text:p>632</text:p>
          </table:table-cell>
          <table:table-cell table:style-name="ce5" office:value-type="string">
            <text:p>https://i.pinimg.com/originals/54/37/98/5437986331c331d6009cba3e984a02a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4</text:p>
          </table:table-cell>
          <table:table-cell table:style-name="ce2" office:value-type="float" office:value="633">
            <text:p>633</text:p>
          </table:table-cell>
          <table:table-cell table:style-name="ce5" office:value-type="string">
            <text:p>https://i.pinimg.com/originals/a3/a6/fc/a3a6fc84306f91d95afaf4d58b894d5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5</text:p>
          </table:table-cell>
          <table:table-cell table:style-name="ce2" office:value-type="float" office:value="634">
            <text:p>634</text:p>
          </table:table-cell>
          <table:table-cell table:style-name="ce5" office:value-type="string">
            <text:p>https://i.pinimg.com/originals/c7/53/78/c75378ed13121f80b803059fff7f4e7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6</text:p>
          </table:table-cell>
          <table:table-cell table:style-name="ce2" office:value-type="float" office:value="635">
            <text:p>635</text:p>
          </table:table-cell>
          <table:table-cell table:style-name="ce5" office:value-type="string">
            <text:p>https://i.pinimg.com/originals/ef/be/b2/efbeb264f37e9c0878b5782549beb92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7</text:p>
          </table:table-cell>
          <table:table-cell table:style-name="ce2" office:value-type="float" office:value="636">
            <text:p>636</text:p>
          </table:table-cell>
          <table:table-cell table:style-name="ce5" office:value-type="string">
            <text:p>https://i.pinimg.com/originals/fb/85/a7/fb85a76c1fa280122accd36ee28a4f3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8</text:p>
          </table:table-cell>
          <table:table-cell table:style-name="ce2" office:value-type="float" office:value="637">
            <text:p>637</text:p>
          </table:table-cell>
          <table:table-cell table:style-name="ce5" office:value-type="string">
            <text:p>https://i.pinimg.com/originals/0b/a6/20/0ba620961dce73254ff73bc4d5ffa21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39</text:p>
          </table:table-cell>
          <table:table-cell table:style-name="ce2" office:value-type="float" office:value="638">
            <text:p>638</text:p>
          </table:table-cell>
          <table:table-cell table:style-name="ce5" office:value-type="string">
            <text:p>https://i.pinimg.com/originals/cb/0c/7e/cb0c7e496744c9655b2384ac5df224d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0</text:p>
          </table:table-cell>
          <table:table-cell table:style-name="ce2" office:value-type="float" office:value="639">
            <text:p>639</text:p>
          </table:table-cell>
          <table:table-cell table:style-name="ce5" office:value-type="string">
            <text:p>https://i.pinimg.com/originals/7e/4e/a6/7e4ea668ce78285860b322347b0e028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1</text:p>
          </table:table-cell>
          <table:table-cell table:style-name="ce2" office:value-type="float" office:value="640">
            <text:p>640</text:p>
          </table:table-cell>
          <table:table-cell table:style-name="ce5" office:value-type="string">
            <text:p>https://i.pinimg.com/originals/1d/5c/fb/1d5cfb8536e9bb57a73de9bb002fbbc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2</text:p>
          </table:table-cell>
          <table:table-cell table:style-name="ce2" office:value-type="float" office:value="641">
            <text:p>641</text:p>
          </table:table-cell>
          <table:table-cell table:style-name="ce5" office:value-type="string">
            <text:p>https://i.pinimg.com/originals/e2/57/d5/e257d58c590afa7a38732db17ebfb6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3</text:p>
          </table:table-cell>
          <table:table-cell table:style-name="ce2" office:value-type="float" office:value="642">
            <text:p>642</text:p>
          </table:table-cell>
          <table:table-cell table:style-name="ce5" office:value-type="string">
            <text:p>https://i.pinimg.com/originals/f2/66/6b/f2666b8046376b0bf00e31421b34f84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4</text:p>
          </table:table-cell>
          <table:table-cell table:style-name="ce2" office:value-type="float" office:value="643">
            <text:p>643</text:p>
          </table:table-cell>
          <table:table-cell table:style-name="ce5" office:value-type="string">
            <text:p>https://i.pinimg.com/originals/6c/ab/a4/6caba4d6ea4ff8fc8dce99b9ca8727f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5</text:p>
          </table:table-cell>
          <table:table-cell table:style-name="ce2" office:value-type="float" office:value="644">
            <text:p>644</text:p>
          </table:table-cell>
          <table:table-cell table:style-name="ce5" office:value-type="string">
            <text:p>https://i.pinimg.com/originals/4d/4e/79/4d4e799a102b976a17ef4d9da98581b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6</text:p>
          </table:table-cell>
          <table:table-cell table:style-name="ce2" office:value-type="float" office:value="645">
            <text:p>645</text:p>
          </table:table-cell>
          <table:table-cell table:style-name="ce5" office:value-type="string">
            <text:p>https://i.pinimg.com/originals/6f/17/28/6f17289664193d696b15a65d1d91169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7</text:p>
          </table:table-cell>
          <table:table-cell table:style-name="ce2" office:value-type="float" office:value="646">
            <text:p>646</text:p>
          </table:table-cell>
          <table:table-cell table:style-name="ce5" office:value-type="string">
            <text:p>https://i.pinimg.com/originals/4e/55/a0/4e55a0862fad536dab2d4c68a077595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8</text:p>
          </table:table-cell>
          <table:table-cell table:style-name="ce2" office:value-type="float" office:value="647">
            <text:p>647</text:p>
          </table:table-cell>
          <table:table-cell table:style-name="ce5" office:value-type="string">
            <text:p>https://i.pinimg.com/originals/4e/a8/d2/4ea8d2c08119867985f71e0ac0243b7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49</text:p>
          </table:table-cell>
          <table:table-cell table:style-name="ce2" office:value-type="float" office:value="648">
            <text:p>648</text:p>
          </table:table-cell>
          <table:table-cell table:style-name="ce5" office:value-type="string">
            <text:p>https://i.pinimg.com/originals/fa/3c/75/fa3c75a884cded7071c1ebad86fff07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0</text:p>
          </table:table-cell>
          <table:table-cell table:style-name="ce2" office:value-type="float" office:value="649">
            <text:p>649</text:p>
          </table:table-cell>
          <table:table-cell table:style-name="ce5" office:value-type="string">
            <text:p>https://i.pinimg.com/originals/c3/15/e5/c315e5b37e44fe7f6a80c164fb5f62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1</text:p>
          </table:table-cell>
          <table:table-cell table:style-name="ce2" office:value-type="float" office:value="650">
            <text:p>650</text:p>
          </table:table-cell>
          <table:table-cell table:style-name="ce5" office:value-type="string">
            <text:p>https://i.pinimg.com/originals/0b/c8/82/0bc882ddea15f41773d8b62a9c4fa08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2</text:p>
          </table:table-cell>
          <table:table-cell table:style-name="ce2" office:value-type="float" office:value="651">
            <text:p>651</text:p>
          </table:table-cell>
          <table:table-cell table:style-name="ce5" office:value-type="string">
            <text:p>https://i.pinimg.com/originals/c6/94/93/c694931902c76fd1b4b280c72f82cd4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3</text:p>
          </table:table-cell>
          <table:table-cell table:style-name="ce2" office:value-type="float" office:value="652">
            <text:p>652</text:p>
          </table:table-cell>
          <table:table-cell table:style-name="ce5" office:value-type="string">
            <text:p>https://i.pinimg.com/originals/6f/6c/17/6f6c17e4997be6294014ccb2eb8766f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4</text:p>
          </table:table-cell>
          <table:table-cell table:style-name="ce2" office:value-type="float" office:value="653">
            <text:p>653</text:p>
          </table:table-cell>
          <table:table-cell table:style-name="ce5" office:value-type="string">
            <text:p>https://i.pinimg.com/originals/32/2d/79/322d796dfad9d414c175a7f0272fd5e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5</text:p>
          </table:table-cell>
          <table:table-cell table:style-name="ce2" office:value-type="float" office:value="654">
            <text:p>654</text:p>
          </table:table-cell>
          <table:table-cell table:style-name="ce5" office:value-type="string">
            <text:p>https://i.pinimg.com/originals/38/5c/80/385c80c92b263784593cc264de5ef91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6</text:p>
          </table:table-cell>
          <table:table-cell table:style-name="ce2" office:value-type="float" office:value="655">
            <text:p>655</text:p>
          </table:table-cell>
          <table:table-cell table:style-name="ce5" office:value-type="string">
            <text:p>https://i.pinimg.com/originals/10/e8/d2/10e8d29b8c9cb392159e6e1fab8f627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7</text:p>
          </table:table-cell>
          <table:table-cell table:style-name="ce2" office:value-type="float" office:value="656">
            <text:p>656</text:p>
          </table:table-cell>
          <table:table-cell table:style-name="ce5" office:value-type="string">
            <text:p>https://i.pinimg.com/originals/c1/2d/f0/c12df03039296888a00c6bf0514c2ba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8</text:p>
          </table:table-cell>
          <table:table-cell table:style-name="ce2" office:value-type="float" office:value="657">
            <text:p>657</text:p>
          </table:table-cell>
          <table:table-cell table:style-name="ce5" office:value-type="string">
            <text:p>https://i.pinimg.com/originals/25/ed/a0/25eda0df69b2423b6b5cc66870ae0f1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59</text:p>
          </table:table-cell>
          <table:table-cell table:style-name="ce2" office:value-type="float" office:value="658">
            <text:p>658</text:p>
          </table:table-cell>
          <table:table-cell table:style-name="ce5" office:value-type="string">
            <text:p>https://i.pinimg.com/originals/31/eb/9a/31eb9a4249e83f600ef845d5c97d589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0</text:p>
          </table:table-cell>
          <table:table-cell table:style-name="ce2" office:value-type="float" office:value="659">
            <text:p>659</text:p>
          </table:table-cell>
          <table:table-cell table:style-name="ce5" office:value-type="string">
            <text:p>https://i.pinimg.com/originals/32/b5/ac/32b5acf17933708f6de1c79a9c3e7bb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1</text:p>
          </table:table-cell>
          <table:table-cell table:style-name="ce2" office:value-type="float" office:value="660">
            <text:p>660</text:p>
          </table:table-cell>
          <table:table-cell table:style-name="ce5" office:value-type="string">
            <text:p>https://i.pinimg.com/originals/84/c3/00/84c300abd9998ab7a0b2ff6a16fae8b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2</text:p>
          </table:table-cell>
          <table:table-cell table:style-name="ce2" office:value-type="float" office:value="661">
            <text:p>661</text:p>
          </table:table-cell>
          <table:table-cell table:style-name="ce5" office:value-type="string">
            <text:p>https://i.pinimg.com/originals/6c/14/20/6c142035012d15b8af85a53f1415a2b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3</text:p>
          </table:table-cell>
          <table:table-cell table:style-name="ce2" office:value-type="float" office:value="662">
            <text:p>662</text:p>
          </table:table-cell>
          <table:table-cell table:style-name="ce5" office:value-type="string">
            <text:p>https://i.pinimg.com/originals/e9/9b/0c/e99b0cda9496dfbdfd1fbea71886336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4</text:p>
          </table:table-cell>
          <table:table-cell table:style-name="ce2" office:value-type="float" office:value="663">
            <text:p>663</text:p>
          </table:table-cell>
          <table:table-cell table:style-name="ce5" office:value-type="string">
            <text:p>https://i.pinimg.com/originals/05/7c/9a/057c9ad8de62a24c2a60dcb231e22ca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5</text:p>
          </table:table-cell>
          <table:table-cell table:style-name="ce2" office:value-type="float" office:value="664">
            <text:p>664</text:p>
          </table:table-cell>
          <table:table-cell table:style-name="ce5" office:value-type="string">
            <text:p>https://i.pinimg.com/originals/45/bf/98/45bf985770598dcc7a76127f2a1f9af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6</text:p>
          </table:table-cell>
          <table:table-cell table:style-name="ce2" office:value-type="float" office:value="665">
            <text:p>665</text:p>
          </table:table-cell>
          <table:table-cell table:style-name="ce5" office:value-type="string">
            <text:p>https://i.pinimg.com/originals/50/db/2d/50db2d763aece420a03af37a49b3d97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7</text:p>
          </table:table-cell>
          <table:table-cell table:style-name="ce2" office:value-type="float" office:value="666">
            <text:p>666</text:p>
          </table:table-cell>
          <table:table-cell table:style-name="ce5" office:value-type="string">
            <text:p>https://i.pinimg.com/originals/05/3c/2f/053c2f2f34352558cdba8e34fdffe86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8</text:p>
          </table:table-cell>
          <table:table-cell table:style-name="ce2" office:value-type="float" office:value="667">
            <text:p>667</text:p>
          </table:table-cell>
          <table:table-cell table:style-name="ce5" office:value-type="string">
            <text:p>https://i.pinimg.com/originals/56/f8/d8/56f8d8eff286a9595336f53d7f664a1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69</text:p>
          </table:table-cell>
          <table:table-cell table:style-name="ce2" office:value-type="float" office:value="668">
            <text:p>668</text:p>
          </table:table-cell>
          <table:table-cell table:style-name="ce5" office:value-type="string">
            <text:p>https://i.pinimg.com/originals/c8/08/f9/c808f9f9efbf2aa54d4f72dcebba455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0</text:p>
          </table:table-cell>
          <table:table-cell table:style-name="ce2" office:value-type="float" office:value="669">
            <text:p>669</text:p>
          </table:table-cell>
          <table:table-cell table:style-name="ce5" office:value-type="string">
            <text:p>https://i.pinimg.com/originals/f8/5c/e3/f85ce39db262408449a92f72c5e7983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1</text:p>
          </table:table-cell>
          <table:table-cell table:style-name="ce2" office:value-type="float" office:value="670">
            <text:p>670</text:p>
          </table:table-cell>
          <table:table-cell table:style-name="ce5" office:value-type="string">
            <text:p>https://i.pinimg.com/originals/75/f7/7d/75f77dd994864afd2c9ae9d84e45645a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2</text:p>
          </table:table-cell>
          <table:table-cell table:style-name="ce2" office:value-type="float" office:value="671">
            <text:p>671</text:p>
          </table:table-cell>
          <table:table-cell table:style-name="ce5" office:value-type="string">
            <text:p>https://i.pinimg.com/originals/89/b4/ff/89b4ff4104afbca402eb981db009b54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3</text:p>
          </table:table-cell>
          <table:table-cell table:style-name="ce2" office:value-type="float" office:value="672">
            <text:p>672</text:p>
          </table:table-cell>
          <table:table-cell table:style-name="ce5" office:value-type="string">
            <text:p>https://i.pinimg.com/originals/94/d3/d5/94d3d53adce342ca6f3633a05572eca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4</text:p>
          </table:table-cell>
          <table:table-cell table:style-name="ce2" office:value-type="float" office:value="673">
            <text:p>673</text:p>
          </table:table-cell>
          <table:table-cell table:style-name="ce5" office:value-type="string">
            <text:p>https://i.pinimg.com/originals/24/2d/eb/242debd08856d5b71f9dd65a88b9824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5</text:p>
          </table:table-cell>
          <table:table-cell table:style-name="ce2" office:value-type="float" office:value="674">
            <text:p>674</text:p>
          </table:table-cell>
          <table:table-cell table:style-name="ce5" office:value-type="string">
            <text:p>https://i.pinimg.com/originals/cb/98/9d/cb989db32e45c81d45a5928d0a23c1e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6</text:p>
          </table:table-cell>
          <table:table-cell table:style-name="ce2" office:value-type="float" office:value="675">
            <text:p>675</text:p>
          </table:table-cell>
          <table:table-cell table:style-name="ce5" office:value-type="string">
            <text:p>https://i.pinimg.com/originals/51/3f/e6/513fe6b0eb9f063fd7afe92d435fc0d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7</text:p>
          </table:table-cell>
          <table:table-cell table:style-name="ce2" office:value-type="float" office:value="676">
            <text:p>676</text:p>
          </table:table-cell>
          <table:table-cell table:style-name="ce5" office:value-type="string">
            <text:p>https://i.pinimg.com/originals/55/2a/ef/552aefe18b5e2fe6875593e3e505e3f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8</text:p>
          </table:table-cell>
          <table:table-cell table:style-name="ce2" office:value-type="float" office:value="677">
            <text:p>677</text:p>
          </table:table-cell>
          <table:table-cell table:style-name="ce5" office:value-type="string">
            <text:p>https://i.pinimg.com/originals/58/6d/0e/586d0ed0e8bd6d45409d56d801b8ed01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79</text:p>
          </table:table-cell>
          <table:table-cell table:style-name="ce2" office:value-type="float" office:value="678">
            <text:p>678</text:p>
          </table:table-cell>
          <table:table-cell table:style-name="ce5" office:value-type="string">
            <text:p>https://i.pinimg.com/originals/84/4d/a3/844da33213f71fbfe458b71a8d09a16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0</text:p>
          </table:table-cell>
          <table:table-cell table:style-name="ce2" office:value-type="float" office:value="679">
            <text:p>679</text:p>
          </table:table-cell>
          <table:table-cell table:style-name="ce5" office:value-type="string">
            <text:p>https://i.pinimg.com/originals/87/7a/95/877a95aeb9ac41c9d91a48e07691f145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1</text:p>
          </table:table-cell>
          <table:table-cell table:style-name="ce2" office:value-type="float" office:value="680">
            <text:p>680</text:p>
          </table:table-cell>
          <table:table-cell table:style-name="ce5" office:value-type="string">
            <text:p>https://i.pinimg.com/originals/02/92/3b/02923bbd7e16e473d9c14f935460a294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2</text:p>
          </table:table-cell>
          <table:table-cell table:style-name="ce2" office:value-type="float" office:value="681">
            <text:p>681</text:p>
          </table:table-cell>
          <table:table-cell table:style-name="ce5" office:value-type="string">
            <text:p>https://i.pinimg.com/originals/88/03/a7/8803a7599c025861dd6e04523c6627c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3</text:p>
          </table:table-cell>
          <table:table-cell table:style-name="ce2" office:value-type="float" office:value="682">
            <text:p>682</text:p>
          </table:table-cell>
          <table:table-cell table:style-name="ce5" office:value-type="string">
            <text:p>https://i.pinimg.com/originals/58/19/0d/58190d2647068710571436ca95b48cc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4</text:p>
          </table:table-cell>
          <table:table-cell table:style-name="ce2" office:value-type="float" office:value="683">
            <text:p>683</text:p>
          </table:table-cell>
          <table:table-cell table:style-name="ce5" office:value-type="string">
            <text:p>https://i.pinimg.com/originals/8c/81/85/8c81853b9ef73427eec4a17258a162c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5</text:p>
          </table:table-cell>
          <table:table-cell table:style-name="ce2" office:value-type="float" office:value="684">
            <text:p>684</text:p>
          </table:table-cell>
          <table:table-cell table:style-name="ce5" office:value-type="string">
            <text:p>https://i.pinimg.com/originals/12/65/ba/1265ba963756f3c8afdb4c49f4d9427f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6</text:p>
          </table:table-cell>
          <table:table-cell table:style-name="ce2" office:value-type="float" office:value="685">
            <text:p>685</text:p>
          </table:table-cell>
          <table:table-cell table:style-name="ce5" office:value-type="string">
            <text:p>https://i.pinimg.com/originals/ce/da/4b/ceda4b2b045d257175c13db6c0ce06cc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7</text:p>
          </table:table-cell>
          <table:table-cell table:style-name="ce2" office:value-type="float" office:value="686">
            <text:p>686</text:p>
          </table:table-cell>
          <table:table-cell table:style-name="ce5" office:value-type="string">
            <text:p>https://i.pinimg.com/originals/91/45/61/914561de22d0562d6b4702e93f7824e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8</text:p>
          </table:table-cell>
          <table:table-cell table:style-name="ce2" office:value-type="float" office:value="687">
            <text:p>687</text:p>
          </table:table-cell>
          <table:table-cell table:style-name="ce5" office:value-type="string">
            <text:p>https://i.pinimg.com/originals/98/07/35/980735a279d410d3369ecaa450bf0e13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89</text:p>
          </table:table-cell>
          <table:table-cell table:style-name="ce2" office:value-type="float" office:value="688">
            <text:p>688</text:p>
          </table:table-cell>
          <table:table-cell table:style-name="ce5" office:value-type="string">
            <text:p>https://i.pinimg.com/originals/c7/71/a1/c771a139a69eff44da0053cfd4efb24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0</text:p>
          </table:table-cell>
          <table:table-cell table:style-name="ce2" office:value-type="float" office:value="689">
            <text:p>689</text:p>
          </table:table-cell>
          <table:table-cell table:style-name="ce5" office:value-type="string">
            <text:p>https://i.pinimg.com/originals/b1/4a/bf/b14abf99b199c6c50df77af6d274d8e8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1</text:p>
          </table:table-cell>
          <table:table-cell table:style-name="ce2" office:value-type="float" office:value="690">
            <text:p>690</text:p>
          </table:table-cell>
          <table:table-cell table:style-name="ce5" office:value-type="string">
            <text:p>https://i.pinimg.com/originals/35/20/28/352028474565261eccc3374e83a2659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2</text:p>
          </table:table-cell>
          <table:table-cell table:style-name="ce2" office:value-type="float" office:value="691">
            <text:p>691</text:p>
          </table:table-cell>
          <table:table-cell table:style-name="ce5" office:value-type="string">
            <text:p>https://i.pinimg.com/originals/d5/da/43/d5da438b8dc5d97fe7b4da5a77ab26d0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3</text:p>
          </table:table-cell>
          <table:table-cell table:style-name="ce2" office:value-type="float" office:value="692">
            <text:p>692</text:p>
          </table:table-cell>
          <table:table-cell table:style-name="ce5" office:value-type="string">
            <text:p>https://i.pinimg.com/originals/f2/b3/48/f2b3485734d2d8b25cec094b443bfbb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4</text:p>
          </table:table-cell>
          <table:table-cell table:style-name="ce2" office:value-type="float" office:value="693">
            <text:p>693</text:p>
          </table:table-cell>
          <table:table-cell table:style-name="ce5" office:value-type="string">
            <text:p>https://i.pinimg.com/originals/6a/52/28/6a52286284383bfad15571ff9d89c887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5</text:p>
          </table:table-cell>
          <table:table-cell table:style-name="ce2" office:value-type="float" office:value="694">
            <text:p>694</text:p>
          </table:table-cell>
          <table:table-cell table:style-name="ce5" office:value-type="string">
            <text:p>https://i.pinimg.com/originals/2f/9b/89/2f9b89588d43385c94a8b18c58c2de3e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6</text:p>
          </table:table-cell>
          <table:table-cell table:style-name="ce2" office:value-type="float" office:value="695">
            <text:p>695</text:p>
          </table:table-cell>
          <table:table-cell table:style-name="ce5" office:value-type="string">
            <text:p>https://i.pinimg.com/originals/76/d0/dd/76d0dd1771d8b964cf131f13fa2b9329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7</text:p>
          </table:table-cell>
          <table:table-cell table:style-name="ce2" office:value-type="float" office:value="696">
            <text:p>696</text:p>
          </table:table-cell>
          <table:table-cell table:style-name="ce5" office:value-type="string">
            <text:p>https://i.pinimg.com/originals/ac/5a/48/ac5a48bd12be8864f6c2a1b021f3cf2d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8</text:p>
          </table:table-cell>
          <table:table-cell table:style-name="ce2" office:value-type="float" office:value="697">
            <text:p>697</text:p>
          </table:table-cell>
          <table:table-cell table:style-name="ce5" office:value-type="string">
            <text:p>https://i.pinimg.com/originals/c5/ce/59/c5ce59465cb6238b3260549290fd609b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99</text:p>
          </table:table-cell>
          <table:table-cell table:style-name="ce2" office:value-type="float" office:value="698">
            <text:p>698</text:p>
          </table:table-cell>
          <table:table-cell table:style-name="ce5" office:value-type="string">
            <text:p>https://i.pinimg.com/originals/09/67/42/0967428d1e011dfb9019b505814962a2.jp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mg_100</text:p>
          </table:table-cell>
          <table:table-cell table:style-name="ce2" office:value-type="float" office:value="699">
            <text:p>699</text:p>
          </table:table-cell>
          <table:table-cell table:style-name="ce5" office:value-type="string">
            <text:p>https://i.pinimg.com/originals/c6/66/c9/c666c9da5727415fa390b29995efe18b.jpg</text:p>
          </table:table-cell>
          <table:table-cell table:number-columns-repeated="1021"/>
        </table:table-row>
        <table:table-row table:style-name="ro2" table:number-rows-repeated="10478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12/08/2020</text:date>, <text:time>10:5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Nakahata</meta:initial-creator>
    <meta:creation-date>2020-08-03T17:17:19</meta:creation-date>
    <dc:date>2020-08-12T10:51:00</dc:date>
    <dc:creator>Guilherme Nakahata</dc:creator>
    <meta:editing-duration>PT2H23M51S</meta:editing-duration>
    <meta:editing-cycles>19</meta:editing-cycles>
    <meta:generator>OpenOffice/4.1.7$Unix OpenOffice.org_project/417m1$Build-9800</meta:generator>
    <meta:document-statistic meta:table-count="3" meta:cell-count="2135" meta:object-count="0"/>
  </office:meta>
</office:document-meta>
</file>